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thionylthreonylthreonylglutaminylarginyltyrosylglutamylserylleucylphenylalanylalanylglutaminylleuc yllysylglutamylarginyllysylglutamylglycylalanylphenylalanylvalylprolylphenylalanylvalylthreonylleucylgl ycylaspartylprolylglycylisoleucylglutamylglutaminylserylleucyllysylisoleucylaspartylthreonylleucylisoleu cylglutamylalanylglycylalanylaspartylalanylleucylglutamylleucylglycylisoleucylprolylphenylalanylseryla spartylprolylleucylalanylaspartylglycylprolylthreonylisoleucylglutaminylasparaginylalanylthreonylleucyl arginylalanylphenylalanylalanylalanylglycylvalylthreonylprolylalanylglutaminylcysteinylphenylalanylglu tamylmethionylleucylalanylleucylisoleucylarginylglutaminyllysylhistidylprolylthreonylisoleucylprolylisol eucylglycylleucylleucylmethionyltyrosylalanylasparaginylleucylvalylphenylalanylasparaginyllysylglycyli soleucylaspartylglutamylphenylalanyltyrosylalanylglutaminylcysteinylglutamyllysylvalylglycylvalylaspa rtylserylvalylleucylvalylalanylaspartylvalylprolylvalylglutaminylglutamylserylalanylprolylphenylalanylarg inylglutaminylalanylalanylleucylarginylhistidylasparaginylvalylalanylprolylisoleucylphe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 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prolylisoleucylglutamylleucylleucylasparaginylvalylcysteinylthreonylserylserylleucylglycylasparaginylgl utaminylphenylalanylglutaminylthreonylglutaminylglutaminylalanylarginylthreonylthreonylglutaminylval ylglutaminylglutaminylphenylalanylserylglutaminylvalyltryptophyllysylprolylphenylalanylprolylglutaminy lserylthreonylvalylarginylphenylalanylprolylglycylaspartylvalyltyrosyllysylvalyltyrosylarginyltyrosylaspar aginylalanylvalylleucylaspartylprolylleucylisoleucylthreonylalanylleucylleucylglycylthreonylphenylalany laspartylthreonylarginylasparaginylarginylisoleucylisoleucylglutamylvalylglutamylasparaginylglutaminy <text:soft-page-break/>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aminylserylprolylthreonylthreonylalanylglutamylthreonylleucylaspartylalanylthreonylarginylarginylvalyl aspartylaspartylalanylthreonylvalylalanylisoleucylarginylserylalanylasparaginylisoleucylasparaginylleu cylvalylasparaginylglutamylleucylvalylarginylglycylthreonylglycylleucyltyrosylasparaginylglutaminylasp araginylthreonylphenylalanylglutamylserylmethionylserylglycylleucylvalyltryptophylthreonylserylalanyl prolylalanyltitinmethionylglutaminylarginyltyrosylglutamylserylleucylphenylalanylalanylisoleucylcystein ylprolylprolylaspartylalanylaspartylaspartylaspartylleucylleucylarginylglutaminylisoleucylalanylseryltyr <text:soft-page-break/>osylglycylarginylglycyltyrosylthreonyltyrosylleucylleucylserylarginylalanylglycylvalylthreonylglycylalany lglutamylasparaginylarginylalanylalanylleucylprolylleucylasparaginylhistidylleucylvalylalanyllysylleucyll ysylglutamyltyrosylasparaginylalanylalanylprolylprolylleucylglutaminylglycylphenylalanylglycylisoleucy lserylalanylprolylaspartylglutaminylvalyllysylalanylalanylisoleucylaspartylalanylglycylalanylalanylglycyl alanylisoleucylserylglycylserylalanylisoleucylvalyllysylisoleucylisoleucylglutamylglutaminylhistidylaspa raginylisoleucylglutamylprolylglutamyllysylmethionylleucylalanylalanylleucyllysylvalylphenylalanylvalyl glutaminylprolylmethionyllysylalanylalanylthreonylarginylacetylseryltyrosylserylisoleucylthreonylserylp rolylserylglutaminylphenylalanylvalylphenylalanylleucylserylserylvalyltryptophylalanylaspartylprolylisol eucylglutamylleucylleucylasparaginylvalylcysteinylthreonylserylserylleucylglycylasparaginylglutaminyl phenylalanylglutaminylthreonylglutaminylglutaminylalanylarginylthreonylthreonylglutaminylvalylglutam inylglutaminylphenylalanylserylglutaminylvalyltryptophyllysylprolylphenylalanylprolylglutaminylserylthr eonylvalylarginylphenylalanylprolylglycylaspartylvalyltyrosyllysylvalyltyrosylarginyltyrosylasparaginylal anylvalylleucylaspartylprolylleucylisoleucylthreonylalanylleucylleucylglycylthreonylphenylalanylasparty lthreonylarginylasparaginylarginylisoleucylisoleucylglutamylvalylglutamylasparaginylglutaminylglutami nylserylprolylthreonylthreonylalanylglutamylthreonylleucylaspartylalanylthreonylarginylarginylvalylasp artylaspartylalanylthreonylvalylalanylisoleucylarginylserylalanylasparaginylisoleucylasparaginylleucylv alylasparaginylglutamylleucylvalylarginylglycylthreonylglycylleucyltyrosylasparaginylglutaminylaspara ginylthreonylphenylalanylglutamylserylmethionylserylglycylleucylvalyltryptophylthreonylserylalanylprol ylalanyltitinmethionylglutaminylarginyltyrosylglutamylserylleucylphenylalanylalanylisoleucylcysteinylpr olylprolylaspartylalanylaspartylaspartylaspartylleucylleucylarginylglutaminylisoleucylalanylseryltyrosyl glycylarginylglycyltyrosylthreonyltyrosylleucylleucylserylarginylalanylglycylvalylthreonylglycylalanylglut amylasparaginylarginylalanylalanylleucylprolylleucylasparaginylhistidylleucylvalylalanyllysylleucyllysyl glutamyltyrosylasparaginylalanylalanylprolylprolylleucylglutaminylglycylphenylalanylglycylisoleucylser ylalanylprolylaspartylglutaminylvalyllysylalanylalanylisoleucylaspartylalanylglycylalanylalanylglycylala nylisoleucylserylglycylserylalanylisoleucylvalyllysylisoleucylisoleucylglutamylglutaminylhistidylasparag inylisoleucylglutamylprolylglutamyllysylmethionylleucylalanylalanylleucyllysylvalylphenylalanylvalylglut <text:soft-page-break/>aminylprolylmethionyllysylalanylalanylthreonylarginylacetylseryltyrosylserylisoleucylthreonylserylprolyl serylglutaminylphenylalanylvalylphenylalanylleucylserylserylvalyltryptophylalanylaspartylprolylisoleuc ylglutamylleucylleucylasparaginylvalylcysteinylthreonylserylserylleucylglycylasparaginylglutaminylphe nylalanylglutaminylthreonylglutaminylglutaminylalanylarginylthreonylthreonylglutaminylvalylglutaminyl glutaminylphenylalanylserylglutaminylvalyltryptophyllysylprolylphenylalanylprolylglutaminylserylthreon ylvalylarginylphenylalanylprolylglycylaspartylvalyltyrosyllysylvalyltyrosylarginyltyrosylasparaginylalany lvalylleucylaspartylprolylleucylisoleucylthreonylalanylleucylleucylglycylthreonylphenylalanylaspartylthr eonylarginylasparaginylarginylisoleucylisoleucylglutamylvalylglutamylasparaginylglutaminylglutaminyl serylprolylthreonylthreonylalanylglutamylthreonylleucylaspartylalanylthreonylarginylarginylvalylaspart ylaspartylalanylthreonylvalylalanylisoleucylarginylserylalanylasparaginylisoleucylasparaginylleucylval ylasparaginylglutamylleucylvalylarginylglycylthreonylglycylleucyltyrosylasparaginylglutaminylasparagi nylthreonylphenylalanylglutamylserylmethionylserylglycylleucylvalyltryptophylthreonylserylalanylprolyl alanyltitinmethionylglutaminylarginyltyrosylglutamylserylleucylphenylalanylalanylmethionylthreonylthr eonylglutaminylarginyltyrosylglutamylserylleucylphenylalanylalanylglutaminylleucyllysylglutamylarginy llysylglutamylglycylalanylphenylalanylvalylprolylphenylalanylvalylthreonylleucylglycylaspartylprolylglyc ylisoleucylglutamylglutaminylserylleucyllysylisoleucylaspartylthreonylleucylisoleucylglutamylalanylglyc ylalanylaspartylalanylleucylglutamylleucylglycylisoleucylprolylphenylalanylserylaspartylprolylleucylala nylaspartylglycylprolylthreonylisoleucylglutaminylasparaginylalanylthreonylleucylarginylalanylphenylal</text:p>
      <text:p text:style-name="Standard"><text:s/>anylalanylalanylglycylvalylthreonylprolylalanylglutaminylcysteinylphenylalanylglutamylmethionylleucyl alanylleucylisoleucylarginylglutaminyllysylhistidylprolylthreonylisoleucylprolylisoleucylglycylleucylleucy lmethionyltyrosylalanylasparaginylleucylvalylphenylalanylasparaginyllysylglycylisoleucylaspartylgluta mylphenylalanyltyrosylalanylglutaminylcysteinylglutamyllysylvalylglycylvalylaspartylserylvalylleucylval ylalanylaspartylvalylprolylvalylglutaminylglutamylserylalanylprolylphenylalanylarginylglutaminylalanyla lanylleucylarginylhistidylasparaginylvalylalanylprolylisoleucylphenylalanylisoleucylcysteinylprolylprolyl aspartylalanylaspartylaspartylaspartylleucylleucylarginylglutaminylisoleucylalanylseryltyrosylglycylargi nylglycyltyrosylthreonyltyrosylleucylleucylserylarginylalanylglycylvalylthreonylglycylalanylgluta<text:soft-page-break/>mylasp araginylarginylalanylalanylleucylprolylleucylasparaginylhistidylleucylvalylalanyllysylleucyllysylglutamyl tyrosylasparaginylalanylalanylprolylprolylleucylglutaminylglycylphenylalanylglycylisoleucylserylalanylp rolylaspartylglutaminylvalyllysylalanylalanylisoleucylaspartylalanylglycylalanylalanylglycylalanylisoleu cylserylglycylserylalanylisoleucylvalyllysylisoleucylisoleucylglutamylglutaminylhistidylasparaginylisole ucylglutamylprolylglutamyllysylmethionylleucylalanylalanylleucyllysylvalylphenylalanylvalylglutaminylp rolylmethionyllysylalanylalanylthreonylarginylacetylseryltyrosylserylisoleucylthreonylserylprolylserylglu taminylphenylalanylvalylphenylalanylleucylserylserylvalyltryptophylalanylaspartylprolylisoleucylglutam ylleucylleucylasparaginylvalylcysteinylthreonylserylserylleucylglycylasparaginylglutaminylphenylalanyl glutaminylthreonylglutaminylglutaminylalanylarginylthreonylthreonylglutaminylvalylglutaminylglutamin ylphenylalanylserylglutaminylvalyltryptophyllysylprolylphenylalanylprolylglutaminylserylthreonylvalylar ginylphenylalanylprolylglycylaspartylvalyltyrosyllysylvalyltyrosylarginyltyrosylasparaginylalanylvalylleu cylaspartylprolylleucylisoleucylthreonylalanylleucylleucylglycylthreonylphenylalanylaspartylthreonylar ginylasparaginylarginylisoleucylisoleucylglutamylvalylglutamylasparaginylglutaminylglutaminylserylpr olylthreonylthreonylalanylglutamylthreonylleucylaspartylalanylthreonylarginylarginylvalylaspartylaspar tylalanylthreonylvalylalanylisoleucylarginylserylalanylasparaginylisoleucylasparaginylleucylvalylaspar aginylglutamylleucylvalylarginylglycylthreonylglycylleucyltyrosylasparaginylglutaminylasparaginylthreo nylphenylalanylglutamylserylmethionylserylglycylleucylvalyltryptophylthreonylserylalanylprolylalanyltiti nmethionylglutaminylarginyltyrosylglutamylserylleucylphenylalanylalanylisoleucylcysteinylprolylprolyla spartylalanylaspartylaspartylaspartylleucylleucylarginylglutaminylisoleucylalanylseryltyrosylglycylargin ylglycyltyrosylthreonyltyrosylleucylleucylserylarginylalanylglycylvalylthreonylglycylalanylglutamylaspar aginylarginylalanylalanylleucylprolylleucylasparaginylhistidylleucylvalylalanyllysylleucyllysylglutamylty rosylasparaginylalanylalanylprolylprolylleucylglutaminylglycylphenylalanylglycylisoleucylserylalanylpro lylaspartylglutaminylvalyllysylalanylalanylisoleucylaspartylalanylglycylalanylalanylglycylalanylisoleucyl serylglycylserylalanylisoleucylvalyllysylisoleucylisoleucylglutamylglutaminylhistidylasparaginylisoleucy lglutamylprolylglutamyllysylmethionylleucylalanylalanylleucyllysylvalylphenylalanylvalylglutaminylproly lmethionyllysylalanylalanylthreonylarginylacetylseryltyrosylserylisoleucylthreonylserylprolylserylg<text:soft-page-break/>luta minylphenylalanylvalylphenylalanylleucylserylserylvalyltryptophylalanylaspartylprolylisoleucylglutamyll eucylleucylasparaginylvalylcysteinylthreonylserylserylleucylglycylasparaginylglutaminylphenylalanylgl utaminylthreonylglutaminylglutaminylalanylarginylthreonylthreonylglutaminylvalylglutaminylglutaminyl phenylalanylserylglutaminylvalyltryptophyllysylprolylphenylalanylprolylglutaminylserylthreonylvalylargi nylphenylalanylprolylglycylaspartylvalyltyrosyllysylvalyltyrosylarginyltyrosylasparaginylalanylvalylleucy laspartylprolylleucylisoleucylthreonylalanylleucylleucylglycylthreonylphenylalanylaspartylthreonylargin ylasparaginylarginylisoleucylisoleucylglutamylvalylglutamylasparaginylglutaminylglutaminylserylprolylt hreonylthreonylalanylglutamylthreonylleucylaspartylalanylthreonylarginylarginylvalylaspartylaspartylal anylthreonylvalylalanylisoleucylarginylserylalanylasparaginylisoleucylasparaginylleucylvalylasparagin ylglutamylleucylvalylarginylglycylthreonylglycylleucyltyrosylasparaginylglutaminylasparaginylthreonylp henylalanylglutamylserylmethionylserylglycylleucylvalyltryptophylthreonylserylalanylprolylalanyltitinme thionylglutaminylarginyltyrosylglutamylserylleucylphenylalanylalanylisoleucylcysteinylprolylprolylaspar tylalanylaspartylaspartylaspartylleucylleucylarginylglutaminylisoleucylalanylseryltyrosylglycylarginylgly cyltyrosylthreonyltyrosylleucylleucylserylarginylalanylglycylvalylthreonylglycylalanylglutamylasparagin ylarginylalanylalanylleucylprolylleucylasparaginylhistidylleucylvalylalanyllysylleucyllysylglutamyltyrosyl asparaginylalanylalanylprolylprolylleucylglutaminylglycylphenylalanylglycylisoleucylserylalanylprolylas partylglutaminylvalyllysylalanylalanylisoleucylaspartylalanylglycylalanylalanylglycylalanylisoleucylseryl glycylserylalanylisoleucylvalyllysylisoleucylisoleucylglutamylglutaminylhistidylasparaginylisoleucylglut amylprolylglutamyllysylmethionylleucylalanylalanylleucyllysylvalylphenylalanylvalylglutaminylprolylmet hionyllysylalanylalanylthreonylarginylacetylseryltyrosylserylisoleucylthreonylserylprolylserylglutaminyl phenylalanylvalylphenylalanylleucylserylserylvalyltryptophylalanylaspartylprolylisoleucylglutamylleucyl l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<text:soft-page-break/>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ylalanylvalylphenylalanylleucylserylserylvalyltryptophylalanylaspartylprolylisoleucylglutamylleucylleuc ylasparaginylvalylcysteinylthreonylserylserylleucylglycylasparaginylglutaminylphenylalanylglutaminylt hreonylglutaminylglutaminylalanylarginylthreonylthreonylglutaminylvalylglutaminylglutaminylphenylala nylserylglutaminylvalyltryptophyllysylprolylphenylalanylprolylglutaminylserylthreonylvalylarginyl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 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methionylthreonylthreonylglutaminyl<text:soft-page-break/>arginy ltyrosylglutamylserylleucylphenylalanylalanylglutaminylleucyllysylglutamylarginyllysylglutamylglycylala nylphenylalanylvalylprolylphenylalanylvalylthreonylleucylglycylaspartylprolylglycylisoleucylglutamylglu taminylserylleucyllysylisoleucylaspartylthreonylleucylisoleucylglutamylalanylglycylalanylaspartylalanyll eucylglutamylleucylglycylisoleucylprolylphenylalanylserylaspartylprolylleucylalanylaspartylglycylprolylt hreonylisoleucylglutaminylasparaginylalanylthreonylleucylarginylalanylphenylalanylalanylalanylglycylv alylthreonylprolylalanylglutaminylcysteinylphenylalanylglutamylmethionylleucylalanylleucylisoleucylar ginylglutaminyllysylhistidylprolylthreonylisoleucylprolylisoleucylglycylleucylleucylmethionyltyrosylalany lasparaginylleucylvalylphenylalanylasparaginyllysylglycylisoleucylaspartylglutamylphenylalanyltyrosyl alanylglutaminylcysteinylglutamyllysylvalylglycylvalylaspartylserylvalylleucylvalylalanylaspartylvalylpro lylvalylglutaminylglutamylserylalanylprolylphenylalanylarginylglutaminylalanylalanylleucylarginylhistidy</text:p>
      <text:p text:style-name="Standard"><text:s/>lasparaginylvalylalanylprolylisoleucylphenylalanylisoleucylcysteinylprolylprolylaspartylalanylaspartylas partylaspartylleucylleucylarginylglutaminylisoleucylalanylseryltyrosylglycylarginylglycyltyrosylthreonylt yrosylleucylleucylserylarginylalanylglycylvalylthreonylglycylalanylglutamylasparaginylarginylalanylalan ylleucylprolylleucylasparaginylhistidylleucylvalylalanyllysylleucyllysylglutamyltyrosylasparaginylalanyl alanylprolylprolylleucylglutaminylglycylphenylalanylglycylisoleucylserylalanylprolylaspartylglutaminylv alyllysylalanylalanylisoleucylaspartylalanylglycylalanylalanylglycylalanylisoleucylserylglycylserylalanyli soleucylvalyllysylisoleucylisoleucylglutamylglutaminylhistidylasparaginylisoleucylglutamylprolylglutam yllysylmethionylleucylalanylalanylleucyllysylvalylphenylalanylvalylglutaminylprolylmethionyllysylalanyl alanylthreonylarginylacetylseryltyrosylserylisoleucylthreonylserylprolylserylglutaminylphenylalanylvaly lphenylalanylleucylserylserylvalyltryptophylalanylaspartylprolylisoleucylglutamylleucylleucylasparagin ylvalylcysteinylthreonylserylserylleucylglycylasparaginylglutaminylphenylalanylglutaminylthreonylgluta minylglutaminylalanylarginylthreonylthreonylglutaminylvalylglutaminylglutaminylphenylalanylserylgluta minylvalyltryptophyllysylprolylphenylalanylprolylglutaminylserylthreonylvalylarginylphenylalanylprolylgl ycylaspartylvalyltyrosyllysylvalyltyrosylarginyltyrosylasparaginylalanylvalylleucylaspartylprolylleucyliso leucylthreonylalanylleucylleucylglycylthreonylphenylalanylaspartylthreonylarginylasparaginylarginyliso <text:soft-page-break/>leucylisoleucylglutamylvalylglutamylasparaginylglutaminylglutaminylserylprolylthreonylthreonylalanylg lutamylthreonylleucylaspartylalanylthreonylarginylarginylvalylaspartylaspartylalanylthreonylvalylalanyli soleucylarginylserylalanylasparaginylisoleucylasparaginylleucylvalylasparaginylglutamylleucylvalylarg inylglycylthreonylglycylleucyltyrosylasparaginylglutaminylasparaginylthreonylphenylalanylglutamylser ylmethionylserylglycylleucylvalyltryptophylthreonylserylalanylprolylalanyltitinmethionylglutaminylarginy ltyrosylglutamylserylleucylphenylalanylalanylisoleucylcysteinylprolylprolylaspartylalanylaspartylaspart ylaspartylleucylleucylarginylglutaminylisoleucylalanylseryltyrosylglycylarginylglycyltyrosylthreonyltyros ylleucylleucylserylarginylalanylglycylvalylthreonylglycylalanylglutamylasparaginylarginylalanylalanylle ucylprolylleucylasparaginylhistidylleucylvalylalanyllysylleucyllysylglutamyltyrosylasparaginylalanylalan ylprolylprolylleucylglutaminylglycylphenylalanylglycylisoleucylserylalanylprolylaspartylglutaminylvalylly sylalanylalanylisoleucylaspartylalanylglycylalanylalanylglycylalanylisoleucylserylglycylserylalanylisole ucylvalyllysylisoleucylisoleucylglutamylglutaminylhistidylasparaginylisoleucylglutamylprolylglutamyllys ylmethionylleucylalanylalanylleucyllysylvalylphenylalanylvalylglutaminylprolylmethionyllysylalanylalan ylthreonylarginylacetylseryltyrosylserylisoleucylthreonylserylprolylserylglutaminylphenylalanylvalylphe nylalanylleucylserylserylvalyltryptophylalanylaspartylprolylisoleucylglutamylleucylleucylasparaginylval ylcysteinylthreonylserylserylleucylglycylasparaginylglutaminylphenylalanylglutaminylthreonylglutamin ylglutaminylalanylarginylthreonylthreonylglutaminylvalylglutaminylglutaminylphenylalanylserylglutamin ylvalyltryptophyllysylprolylphenylalanylprolylglutaminylserylthreonylvalylarginylphenylalanylprolylglycy laspartylvalyltyrosyllysylvalyltyrosylarginyltyrosylasparaginylalanylvalylleucylaspartylprolylleucylisoleu cylthreonylalanylleucylleucylglycylthreonylphenylalanylaspartylthreonylarginylasparaginylarginylisoleu cylisoleucylglutamylvalylglutamylasparaginylglutaminylglutaminylserylprolylthreonylthreonylalanylglut amylthreonylleucylaspartylalanylthreonylarginylarginylvalylaspartylaspartylalanylthreonylvalylalanyliso leucylarginylserylalanylasparaginylisoleucylasparaginylleucylvalylasparaginylglutamylleucylvalylargin ylglycylthreonylglycylleucyltyrosylasparaginylglutaminylasparaginylthreonylphenylalanylglutamylseryl methionylserylglycylleucylvalyltryptophylthreonylserylalanylprolylalanyltitinmethionylglutaminylarginylt yrosylglutamylserylleucylphenylalanylalanylisoleucylcysteinylprolylprolylaspartylalanylaspartylaspartyl <text:soft-page-break/>aspartylleucylleucylarginylglutaminylisoleucylalanylseryltyrosylglycylarginylglycyltyrosylthreonyltyrosyl leucylleucylserylarginylalanylglycylvalylthreonylglycylalanylglutamylasparaginylarginylalanylalanylleuc ylprolylleucylasparaginylhistidylleucylvalylalanyllysylleucyllysylglutamyltyrosylasparaginylalanylalanyl prolylprolylleucylglutaminylglycylphenylalanylglycylisoleucylserylalanylprolylaspartylglutaminylvalyllys ylalanylalanylisoleucylaspartylalanylglycylalanylalanylglycylalanylisoleucylserylglycylserylalanylisoleu cylvalyllysylisoleucylisoleucylglutamylglutaminylhistidylasparaginylisoleucylglutamylprolylglutamyllysyl methionylleucylalanylalanylleucyllysylvalylphenylalanylvalylglutaminylprolylmethionyllysylalanylalanylt hreonylarginylacetylseryltyrosylserylisoleucylthreonylserylprolylserylglutaminylphenylalanylvalylpheny lalanylleucylserylserylvalyltryptophylalanylaspartylprolylisoleucylglutamylleucylleucylasparaginylvalylc ysteinylthreonylserylserylleucylglycylasparaginylglutaminylphenylalanylglutaminylthreonylglutaminylgl utaminylalanylarginylthreonylthreonylglutaminylvalylglutaminylglutaminylphenylalanylserylglutaminylv alyltryptophyllysylprolylphenylalanylprolylglutaminylserylthreonylvalylarginylphenylalanylprolylglycylas partylvalyltyrosyllysylvalyltyrosylarginyltyrosylasparaginylalanylvalylleucylaspartylprolylleucylisoleucylt hreonylalanylleucylleucylglycylthreonylphenylalanylaspartylthreonylarginylasparaginylarginylisoleucyli soleucylglutamylvalylglutamylasparaginylglutaminylglutaminylserylprolylthreonylthreonylalanylglutam ylthreonylleucylaspartylalanylthreonylarginylarginylvalylaspartylaspartylalanylthreonylvalylalanylisoleu cylarginylserylalanylasparaginylisoleucylasparaginylleucylvalylasparaginylglutamylleucylvalylarginylgl ycylthreonylglycylleucyltyrosylasparaginylglutaminylasparaginylthreonylphenylalanylglutamylserylmet hionylserylglycylleucylvalyltryptophylthreonylserylalanylprolylalanyltitinmethionylglutaminylarginyltyros ylglutamylserylleucylphenylalanylalanylisoleucylcysteinylprolylprolylaspartylalanylaspartylaspartylasp artylleucylleucylarginylglutaminylisoleucylalanylseryltyrosylglycylarginylglycyltyrosylthreonyltyrosylleu cylleucylserylarginylalanylglycylvalylthreonylglycylalanylglutamylasparaginylarginylalanylalanylleucylp rolylleucylasparaginylhistidylleucylvalylalanyllysylleucyllysylglutamyltyrosylasparaginylalanylalanylprol ylprolylleucylglutaminylglycylphenylalanylglycylisoleucylserylalanylprolylaspartylglutaminylvalyllysylal anylalanylisoleucylaspartylalanylglycylalanylalanylglycylalanylisoleucylserylglycylserylalanylisoleucylv alyllysylisoleucylisoleucylglutamylglutaminylhistidylasparaginylisoleucylglutamylprolylglutamyllysylmet <text:soft-page-break/>hionylleucylalanylalanylleucyllysylvalylphenylalanylvalylglutaminylprolylmethionyllysylalanylalanylthre onylarginylacetylseryltyrosylserylisoleucylthreonylserylprolylserylglutaminylphenylalanylvalylphenylala nylleucylserylserylvalyltryptophylalanylaspartylprolylisoleucylglutamylleucylleucylasparaginylvalylcyst einylthreonylserylserylleucylglycylasparaginylglutaminylphenylalanylglutaminylthreonylglutaminylgluta minylalanylarginylthreonylthreonylglutaminylvalylglutaminylglutaminylphenylalanylserylglutaminylvalyl tryptophyllysylprolylphenylalanylprolylglutaminylserylthreonylvalylarginylphenylalanylprolylglycylaspar tylvalyltyrosyllysylvalyltyrosylarginyltyrosylasparaginylalanylvalylleucylaspartylprolylleucylisoleucylthre onylalanylleucylleucylglycylthreonylphenylalanylaspartylthreonylarginylasparaginylarginylisoleucylisol eucylglutamylvalylglutamylasparaginylglutaminylglutaminylserylprolylthreonylthreonylalanylglutamylth reonylleucylaspartylalanylthreonylarginylarginylvalylaspartylaspartylalanylthreonylvalylalanylisoleucyl arginylserylalanylasparaginylisoleucylasparaginylleucylvalylasparaginylglutamylleucylvalylarginylglyc ylthreonylglycylleucyltyrosylasparaginylglutaminylasparaginylthreonylphenylalanylglutamylserylmethi onylserylglycylleucylvalyltryptophylthreonylserylalanylprolylalanyltitinmethionylglutaminylarginyltyrosyl glutamylserylleucylphenylalanylalanylmethionylthreonylthreonylglutaminylarginyltyrosylglutamylseryll eucylphenylalanylalanylglutaminylleucyllysylglutamylarginyllysylglutamylglycylalanylphenylalanylvalyl prolylphenylalanylvalylthreonylleucylglycylaspartylprolylglycylisoleucylglutamylglutaminylserylleucylly sylisoleucylaspartylthreonylleucylisoleucylglutamylalanylglycylalanylaspartylalanylleucylglutamylleucy lglycylisoleucylprolylphenylalanylserylaspartylprolylleucylalanylaspartylglycylprolylthreonylisoleucylglu taminylasparaginylalanylthreonylleucylarginylalanylphenylalanylalanylalanylglycylvalylthreonylprolylal anylglutaminylcysteinylphenylalanylglutamylmethionylleucylalanylleucylisoleucylarginylglutaminyllysyl histidylprolylthreonylisoleucylprolylisoleucylglycylleucylleucylmethionyltyrosylalanylasparaginylleucylv alylphenylalanylasparaginyllysylglycylisoleucylaspartylglutamylphenylalanyltyrosylalanylglutaminylcys teinylglutamyllysylvalylglycylvalylaspartylserylvalylleucylvalylalanylaspartylvalylprolylvalylglutaminylgl utamylserylalanylprolylphenylalanylarginylglutaminylalanylalanylleucylarginylhistidylasparaginylvalylal anylprolylisoleucylphenylalanylisoleucylcysteinylprolylprolylaspartylalanylaspartylaspartylaspartylleuc ylleucylarginylglutaminylisoleucylalanylseryltyrosylglycylarginylglycyltyrosylthreonyltyrosylleucylleucyl <text:soft-page-break/>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</text:p>
      <text:p text:style-name="Standard"><text:s/>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<text:soft-page-break/>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<text:soft-page-break/>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<text:soft-page-break/>glutam ylserylleucylphenylalanylalanylmethionylthreonylthreonylglutaminylarginyltyrosylglutamylserylleucylph enylalanylalanylglutaminylleucyllysylglutamylarginyllysylglutamylglycylalanylphenylalanylvalylprolylph enylalanylvalylthreonylleucylglycylaspartylprolylglycylisoleucylglutamylglutaminylserylleucyllysylisoleu cylaspartylthreonylleucylisoleucylglutamylalanylglycylalanylaspartylalanylleucylglutamylleucylglycyliso leucylprolylphenylalanylserylaspartylprolylleucylalanylaspartylglycylprolylthreonylisoleucylglutaminyla sparaginylalanylthreonylleucylarginylalanylphenylalanylalanylalanylglycylvalylthreonylprolylalanylgluta minylcysteinylphenylalanylglutamylmethionylleucylalanylleucylisoleucylarginylglutaminyllysylhistidylpr olylthreonylisoleucylprolylisoleucylglycylleucylleucylmethionyltyrosylalanylasparaginylleucylvalylphen ylalanylasparaginyllysylglycylisoleucylaspartylglutamylphenylalanyltyrosylalanylglutaminylcysteinylglu tamyllysylvalylglycylvalylaspartylserylvalylleucylvalylalanylaspartylvalylprolylvalylglutaminylglutamylse rylalanylprolylphenylalanylarginylglutaminylalanylalanylleucylarginylhistidylasparaginylvalylalanylproly lisoleucylphenylalanylisoleucylcysteinylprolylprolylaspartylalanylaspartylaspartylaspartylleucylleucylar ginylglutaminylisoleucylalanylseryltyrosylglycylarginylglycyltyrosylthreonyltyrosylleucylleucylserylargin ylalanylglycylvalylthreonylglycylalanylglutamylasparaginylarginylalanylalanylleucylprolylleucylasparagi nylhistidylleucylvalylalanyllysylleucyllysylglutamyltyrosylasparaginylalanylalanylprolylprolylleucylgluta minylglycylphenylalanylglycylisoleucylserylalanylprolylaspartylglutaminylvalyllysylalanylalanylisoleucyl aspartylalanylglycylalanylalanylglycylalanylisoleucylserylglycylserylalanylisoleucylvalyllysylisoleucylis oleucylglutamylglutaminylhistidylasparaginylisoleucylglutamylprolylglutamyllysylmethionylleucylalanyl alanylleucyllysylvalylphenylalanylvalylglutaminylprolylmethionyllysylalanylalanylthreonylarginylacetyls eryltyrosylserylisoleucylthreonylserylprolylserylglutaminylphenylalanylvalylphenylalanylleucylserylsery lvalyltryptophylalanylaspartylprolylisoleucylglutamylleucylleucylasparaginylvalylcysteinylthreonylseryls</text:p>
      <text:p text:style-name="Standard"><text:s/>erylleucylglycylasparaginylglutaminylphenylalanylglutaminylthreonylglutaminylglutaminylalanylarginylt hreonylthreonylglutaminylvalylglutaminylglutaminylphenylalanylserylglutaminylvalyltryptophyllysylprol ylphenylalanylprolylglutaminylserylthreonylvalylarginylphenylalanylprolylglycylaspartylvalyltyrosyllysyl valyltyrosylarginyltyrosylasparaginylalanylvalylleucylaspartylprolylleucylisoleucylthreonylalanylleucylle <text:soft-page-break/>ucylglycylthreonylphenylalanylaspartylthreonylarginylasparaginylarginylisoleucylisoleucylglutamylvalyl glutamylasparaginylglutaminylglutaminylserylprolylthreonylthreonylalanylglutamylthreonylleucylaspart ylalanylthreonylarginylarginylvalylaspartylaspartylalanylthreonylvalylalanylisoleucylarginylserylalanyla sparaginylisoleucylasparaginylleucylvalylasparaginylglutamylleucylvalylarginylglycylthreonylglycylleuc yltyrosylasparaginylglutaminylasparaginylthreonylphenylalanylglutamylserylmethionylserylglycylleucyl valyltryptophylthreonylserylalanylprolylalanyltitinmethionylglutaminylarginyltyrosylglutamylserylleucylp henylalanylalanylisoleucylcysteinylprolylprolylaspartylalanylaspartylaspartylaspartylleucylleucylarginyl glutaminylisoleucylalanylseryltyrosylglycylarginylglycyltyrosylthreonyltyrosylleucylleucylserylarginylala nylglycylvalylthreonylglycylalanylglutamylasparaginylarginylalanylalanylleucylprolylleucylasparaginylhi stidylleucylvalylalanyllysylleucyllysylglutamyltyrosylasparaginylalanylalanylprolylprolylleucylglutaminyl glycylphenylalanylglycylisoleucylserylalanylprolylaspartylglutaminylvalyllysylalanylalanylisoleucylaspa rtylalanylglycylalanylalanylglycylalanylisoleucylserylglycylserylalanylisoleucylvalyllysylisoleucylisoleuc ylglutamylglutaminylhistidylasparaginylisoleucylglutamylprolylglutamyllysylmethionylleucylalanylalanyl leucyllysylvalylphenylalanylvalylglutaminylprolylmethionyllysylalanylalanylthreonylarginylacetylseryltyr osylserylisoleucylthreonylserylprolylserylglutaminylphenylalanylvalylphenylalanylleucylserylserylvalylt ryptophylalanylaspartylprolylisoleucylglutamylleucylleucylasparaginylvalylcysteinylthreonylserylserylle ucylglycylasparaginylglutaminylphenylalanylglutaminylthreonylglutaminylglutaminylalanylarginylthreo nylthreonylglutaminylvalylglutaminylglutaminylphenylalanylserylglutaminylvalyltryptophyllysylprolylphe nylalanylprolylglutaminylserylthreonylvalylarginylphenylalanylprolylglycylaspartylvalyltyrosyllysylvalylt yrosylarginyltyrosylasparaginylalanylvalylleucylaspartylprolylleucylisoleucylthreonylalanylleucylleucylg lycylthreonylphenylalanylaspartylthreonylarginylasparaginylarginylisoleucylisoleucylglutamylvalylgluta mylasparaginylglutaminylglutaminylserylprolylthreonylthreonylalanylglutamylthreonylleucylaspartylala nylthreonylarginylarginylvalylaspartylaspartylalanylthreonylvalylalanylisoleucylarginylserylalanylaspar aginylisoleucylasparaginylleucylvalylasparaginylglutamylleucylvalylarginylglycylthreonylglycylleucyltyr osylasparaginylglutaminylasparaginylthreonylphenylalanylglutamylserylmethionylserylglycylleucylvaly ltryptophylthreonylserylalanylprolylalanyltitinmethionylglutaminylarginyltyrosylglutamylserylleucylphen <text:soft-page-break/>ylalanylalanylisoleucylcysteinylprolylprolylaspartylalanylaspartylaspartylaspartylleucylleucylarginylglut aminylisoleucylalanylseryltyrosylglycylarginylglycyltyrosylthreonyltyrosylleucylleucylserylarginylalanyl glycylvalylthreonylglycylalanylglutamylasparaginylarginylalanylalanylleucylprolylleucylasparaginylhisti dylleucylvalylalanyllysylleucyllysylglutamyltyrosylasparaginylalanylalanylprolylprolylleucylglutaminylgl ycylphenylalanylglycylisoleucylserylalanylprolylaspartylglutaminylvalyllysylalanylalanylisoleucylaspart ylalanylglycylalanylalanylglycylalanylisoleucylserylglycylserylalanylisoleucylvalyllysylisoleucylisoleucyl glutamylglutaminylhistidylasparaginylisoleucylglutamylprolylglutamyllysylmethionylleucylalanylalanylle ucyllysylvalylphenylalanylvalylglutaminylprolylmethionyllysylalanylalanylthreonylarginylacetylseryltyro sylserylisoleucylthreonylserylprolylserylglutaminylphenylalanylvalylphenylalanylleucylserylserylvalyltry ptophylalanylaspartylprolylisoleucylglutamylleucylleucylasparaginylvalylcysteinylthreonylserylserylleu cylglycylasparaginylglutaminylphenylalanylglutaminylthreonylglutaminylglutaminylalanylarginylthreony lthreonylglutaminylvalylglutaminylglutaminylphenylalanylserylglutaminylvalyltryptophyllysylprolylpheny lalanylprolylglutaminylserylthreonylvalylarginylphenylalanylprolylglycylaspartylvalyltyrosyllysylvalyltyro sylarginyltyrosylasparaginylalanylvalylleucylaspartylprolylleucylisoleucylthreonylalanylleucylleucylglyc ylthreonylphenylalanylaspartylthreonylarginylasparaginylarginylisoleucylisoleucylglutamylvalylglutamy lasparaginylglutaminylglutaminylserylprolylthreonylthreonylalanylglutamylthreonylleucylaspartylalanylt hreonylarginylarginylvalylaspartylaspartylalanylthreonylvalylalanylisoleucylarginylserylalanylasparagin ylisoleucylasparaginylleucylvalylasparaginylglutamylleucylvalylarginylglycylthreonylglycylleucyltyrosyl asparaginylglutaminylasparaginylthreonylphenylalanylglutamylserylmethionylserylglycylleucylvalyltryp tophylthreonylserylalanylprolylalanyltitinmethionylglutaminylarginyltyrosylglutamylserylleucylphenylala nylalanylisoleucylcysteinylprolylprolylaspartylalanylaspartylaspartylaspartylleucylleucylarginylglutamin ylisoleucylalanylseryltyrosylglycylarginylglycyltyrosylthreonyltyrosylleucylleucylserylarginylalanylglycyl valylthreonylglycylalanylglutamylasparaginylarginylalanylalanylleucylprolylleucylasparaginylhistidylleu cylvalylalanyllysylleucyllysylglutamyltyrosylasparaginylalanylalanylprolylprolylleucylglutaminylglycylph enylalanylglycylisoleucylserylalanylprolylaspartylglutaminylvalyllysylalanylalanylisoleucylaspartylalany lglycylalanylalanylglycylalanylisoleucylserylglycylserylalanylisoleucylvalyllysylisoleucylisoleucylglutam <text:soft-page-break/>ylglutaminylhistidylasparaginylisoleucylglutamylprolylglutamyllysylmethionylleucylalanylalanylleucyllys ylvalylphenylalanylvalylglutaminylprolylmethionyllysylalanylalanylthreonylarginylacetylseryltyrosylseryl isoleucylthreonylserylprolylserylglutaminylphenylalanylvalylphenylalanylleucylserylserylvalyltryptophyl alanylaspartylprolylisoleucylglutamylleucylleucylasparaginylvalylcysteinylthreonylserylserylleucylglycy lasparaginylglutaminylphenylalanylglutaminylthreonylglutaminylglutaminylalanylarginylthreonylthreon ylglutaminylvalylglutaminylglutaminylphenylalanylserylglutaminylvalyltryptophyllysylprolylphenylalanyl prolylglutaminylserylthreonylvalylarginylphenylalanylprolylglycylaspartylvalyltyrosyllysylvalyltyrosylargi nyltyrosylasparaginylalanylvalylleucylaspartylprolylleucylisoleucylthreonylalanylleucylleucylglycylthreo nylphenylalanylaspartylthreonylarginylasparaginylarginylisoleucylisoleucylglutamylvalylglutamylaspar aginylglutaminylglutaminylserylprolylthreonylthreonylalanylglutamylthreonylleucylaspartylalanylthreon ylarginylarginylvalylaspartylaspartylalanylthreonylvalylalanylisoleucylarginylserylalanylasparaginylisol eucylasparaginylleucylvalylasparaginylglutamylleucylvalylarginylglycylthreonylglycylleucyltyrosylaspar aginylglutaminylasparaginylthreonylphenylalanylglutamylserylmethionylserylglycylleucylvalyltryptophy lthreonylserylalanylprolylalanyltitinmethionylglutaminylarginyltyrosylglutamylserylleucylphenylalanylal anylmethionylthreonylthreonylglutaminylarginyltyrosylglutamylserylleucylphenylalanylalanylglutaminyll eucyllysylglutamylarginyllysylglutamylglycylalanylphenylalanylvalylprolylphenylalanylvalylthreonylleuc ylglycylaspartylprolylglycylisoleucylglutamylglutaminylserylleucyllysylisoleucylaspartylthreonylleucylis oleucylglutamylalanylglycylalanylaspartylalanylleucylglutamylleucylglycylisoleucylprolylphenylalanylse rylaspartylprolylleucylalanylaspartylglycylprolylthreonylisoleucylglutaminylasparaginylalanylthreonylle ucylarginylalanylphenylalanylalanylalanylglycylvalylthreonylprolylalanylglutaminylcysteinylphenylalany lglutamylmethionylleucylalanylleucylisoleucylarginylglutaminyllysylhistidylprolylthreonylisoleucylprolyli soleucylglycylleucylleucylmethionyltyrosylalanylasparaginylleucylvalylphenylalanylasparaginyllysylgly cylisoleucylaspartylglutamylphenylalanyltyrosylalanylglutaminylcysteinylglutamyllysylvalylglycylvalyla spartylserylvalylleucylvalylalanylaspartylvalylprolylvalylglutaminylglutamylserylalanylprolylphenylalany larginylglutaminylalanylalanylleucylarginylhistidylasparaginylvalylalanylprolylisoleucylphenylalanylisol eucylcysteinylprolylprolylaspartylalanylaspartylaspartylaspartylleucylleucylarginylglutaminylisoleucylal <text:soft-page-break/>anylseryltyrosylglycylarginylglycyltyrosylthreonyltyrosylleucylleucylserylarginylalanylglycylvalylthreony lglycylalanylglutamylasparaginylarginylalanylalanylleucylprolylleucylasparaginylhistidylleucylvalylalan yllysylleucyllysylglutamyltyrosylasparaginylalanylalanylprolylprolylleucylglutaminylglycylphenylalanylgl ycylisoleucylserylalanylprolylaspartylglutaminylvalyllysylalanylalanylisoleucylaspartylalanylglycylalany lalanylglycylalanylisoleucylserylglycylserylalanylisoleucylvalyllysylisoleucylisoleucylglutamylglutaminyl histidylasparaginylisoleucylglutamylprolylglutamyllysylmethionylleucylalanylalanylleucyllysylvalylphen ylalanylvalylglutaminylprolylmethionyllysylalanylalanylthreonylarginylacetylseryltyrosylserylisoleucylth reonylserylprolylserylglutaminylphenylalanylvalylphenylalanylleucylserylserylvalyltryptophylalanylaspa rtylprolylisoleucylglutamylleucylleucylasparaginylvalylcysteinylthreonylserylserylleucylglycylasparagin ylglutaminylphenylalanylglutaminylthreonylglutaminylglutaminylalanylarginylthreonylthreonylglutaminy lvalylglutaminylglutaminylphenylalanylserylglutaminylvalyltryptophyllysylprolylphenylalanylprolylgluta minylserylthreonylvalylarginylphenylalanylprolylglycylaspartylvalyltyrosyllysylvalyltyrosylarginyltyrosyl asparaginylalanylvalylleucylaspartylprolylleucylisoleucylthreonylalanylleucylleucylglycylthreonylphenyl alanylaspartylthreonylarginylasparaginylarginylisoleucylisoleucylglutamylvalylglutamylasparaginylglut</text:p>
      <text:p text:style-name="Standard"><text:s/>aminylglutaminylserylprolylthreonylthreonylalanylglutamylthreonylleucylaspartylalanylthreonylarginyla rginylvalylaspartylaspartylalanylthreonylvalylalanylisoleucylarginylserylalanylasparaginylisoleucylaspa raginylleucylvalylasparaginylglutamylleucylvalylarginylglycylthreonylglycylleucyltyrosylasparaginylglut aminylasparaginylthreonylphenylalanylglutamylserylmethionylserylglycylleucylvalyltryptophylthreonyls erylalanylprolylalanyltitinmethionylglutaminylarginyltyrosylglutamylserylleucylphenylalanylalanylisoleu cylcysteinylprolylprolylaspartylalanylaspartylaspartylaspartylleucylleucylarginylglutaminylisoleucylalan ylseryltyrosylglycylarginylglycyltyrosylthreonyltyrosylleucylleucylserylarginylalanylglycylvalylthreonylgl ycylalanylglutamylasparaginylarginylalanylalanylleucylprolylleucylasparaginylhistidylleucylvalylalanyll ysylleucyllysylglutamyltyrosylasparaginylalanylalanylprolylprolylleucylglutaminylglycylphenylalanylglyc ylisoleucylserylalanylprolylaspartylglutaminylvalyllysylalanylalanylisoleucylaspartylalanylglycylalanylal anylglycylalanylisoleucylserylglycylserylalanylisoleucylvalyllysylisoleucylisoleucylglutamylglutaminylhi stidylasparaginylisoleucylglutamylprolylglutamyllysylmethionylleucylalanylalanylleucyllysylvalylp<text:soft-page-break/>henyl alanylvalylglutaminylprolylmethionyllysylalanylalanylthreonylarginylacetylseryltyrosylserylisoleucylthre onylserylprolylserylglutaminylphenylalanylvalylphenylalanylleucylserylserylvalyltryptophylalanylaspart ylprolylisoleucylglutamylleucylleucylasparaginylvalylcysteinylthreonylserylserylleucylglycylasparaginyl glutaminylphenylalanylglutaminylthreonylglutaminylglutaminylalanylarginylthreonylthreonylglutaminylv alylglutaminylglutaminylphenylalanylserylglutaminylvalyltryptophyllysylprolylphenylalanylprolylglutami nylserylthreonylvalylarginylphenylalanylprolylglycylaspartylvalyltyrosyllysylvalyltyrosylarginyltyrosylas paraginylalanylvalylleucylaspartylprolylleucylisoleucylthreonylalanylleucylleucylglycylthreonylphenylal anylaspartylthreonylarginylasparaginylarginylisoleucylisoleucylglutamylvalylglutamylasparaginylgluta minylglutaminylserylprolylthreonylthreonylalanylglutamylthreonylleucylaspartylalanylthreonylarginylar ginylvalylaspartylaspartylalanylthreonylvalylalanylisoleucylarginylserylalanylasparaginylisoleucylaspar aginylleucylvalylasparaginylglutamylleucylvalylarginylglycylthreonylglycylleucyltyrosylasparaginylgluta minylasparaginylthreonylphenylalanylglutamylserylmethionylserylglycylleucylvalyltryptophylthreonylse rylalanylprolylalanyltitinmethionylglutaminylarginyltyrosylglutamylserylleucylphenylala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 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prolylisoleucylglutamylleucylleucylasparaginylvalylcysteinylthreonylserylserylleucylglycylasparaginylgl utaminylphenylalanylglutaminylthreonylglutaminylglutaminylalanylarginylthreonylthreonylglutaminylval ylglutaminylglutaminylphenylalanylserylglutaminylvalyltryptophyllysylprolylphenylalanylprolylglutaminy lserylthreonylvalylarginylphenylalanylprolylglycylaspartylvalyltyrosyllysylvalyltyrosylarginyltyros<text:soft-page-break/>ylaspar aginylalanylvalylleucylaspartylprolylleucylisoleucylthreonylalanylleucylleucylglycylthreonylphenylalany laspartylthreonylarginylasparaginylarginylisoleucylisoleucylglutamylvalylglutamylasparaginylglutaminy 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aminylserylprolylthreonylthreonylalanylglutamylthreonylleucylaspartylalanylthreonylarginylarginylvalyl aspartylaspartylalanylthreonylvalylalanylisoleucylarginylserylalanylasparaginylisoleucylasparaginylleu cylvalylasparaginylglutamylleucylvalylarginylglycylthreonylglycylleucyltyrosylasparaginylglutaminylasp araginylthreonylphenylalanylglutamylserylmethionylserylglycylleucylvalyltryptophylthreonylseryla<text:soft-page-break/>lanyl prolylalanyltitinmethionylglutaminylarginyltyrosylglutamylserylleucylphenylalanylalanylmethionylthreon ylthreonylglutaminylarginyltyrosylglutamylserylleucylphenylalanylalanylglutaminylleucyllysylglutamylar ginyllysylglutamylglycylalanylphenylalanylvalylprolylphenylalanylvalylthreonylleucylglycylaspartylprolyl glycylisoleucylglutamylglutaminylserylleucyllysylisoleucylaspartylthreonylleucylisoleucylglutamylalanyl glycylalanylaspartylalanylleucylglutamylleucylglycylisoleucylprolylphenylalanylserylaspartylprolylleucy lalanylaspartylglycylprolylthreonylisoleucylglutaminylasparaginylalanylthreonylleucylarginylalanylphen ylalanylalanylalanylglycylvalylthreonylprolylalanylglutaminylcysteinylphenylalanylglutamylmethionylleu cylalanylleucylisoleucylarginylglutaminyllysylhistidylprolylthreonylisoleucylprolylisoleucylglycylleucylle ucylmethionyltyrosylalanylasparaginylleucylvalylphenylalanylasparaginyllysylglycylisoleucylaspartylgl utamylphenylalanyltyrosylalanylglutaminylcysteinylglutamyllysylvalylglycylvalylaspartylserylvalylleucyl valylalanylaspartylvalylprolylvalylglutaminylglutamylserylalanylprolylphenylalanylarginylglutaminylalan ylalanylleucylarginylhistidylasparaginylvalylalanylprolylisoleucylphenylalanylisoleucylcysteinylprolylpr olylaspartylalanylaspartylaspartylaspartylleucylleucylarginylglutaminylisoleucylalanylseryltyrosylglycyl 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<text:soft-page-break/>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</text:p>
      <text:p text:style-name="Standard"><text:s/>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<text:soft-page-break/>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<text:soft-page-break/>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methionylthreonylthreon ylglutaminylarginyltyrosylglutamylserylleucylphenylalanylalanylglutaminylleucyllysylglutamylarginyllys ylglutamylglycylalanylphenylalanylvalylprolylphenylalanylvalylthreonylleucylglycylaspartylprolylglycylis oleucylglutamylglutaminylserylleucyllysylisoleucylaspartylthreonylleucylisoleucylglutamylalanylglycylal anylaspartylalanylleucylglutamylleucylglycylisoleucylprolylphenylalanylserylaspartylprolylleucylalanyla spartylglycylprolylthreonylisoleucylglutaminylasparaginylalanylthreonylleucylarginylalanylphenylalanyl alanylalanylglycylvalylthreonylprolylalanylglutaminylcysteinylphenylalanylglutamylmethionylleucylalan ylleucylisoleucylarginylglutaminyllysylhistidylprolylthreonylisoleucylprolylisoleucylglycylleucylleucylmet hionyltyrosylalanylasparaginylleucylvalylphenylalanylasparaginyllysylglycylisoleucylaspartylglutamylp henylalanyltyrosylalanylglutaminylcysteinylglutamyllysylvalylglycylvalylaspartylserylvalylleucylvalylala nylaspartylvalylprolylvalylglutaminylglutamylserylalanylprolylphenylalanylarginylglutaminylalanylalanyl leucylarginylhistidylasparaginylvalylalanylprolylisoleucylphenylalanylisoleucylcysteinylprolylprolylaspa <text:soft-page-break/>rtylalanylaspartylaspartylaspartylleucylleucylarginylglutaminylisoleucylalanylseryltyrosylglycylarginylgl ycyltyrosylthreonyltyrosylleucylleucylserylarginylalanylglycylvalylthreonylglycylalanylglutamylasparagi nylarginylalanylalanylleucylprolylleucylasparaginylhistidylleucylvalylalanyllysylleucyllysylglutamyltyros ylasparaginylalanylalanylprolylprolylleucylglutaminylglycylphenylalanylglycylisoleucylserylalanylprolyl aspartylglutaminylvalyllysylalanylalanylisoleucylaspartylalanylglycylalanylalanylglycylalanylisoleucylse rylglycylserylalanylisoleucylvalyllysylisoleucylisoleucylglutamylglutaminylhistidylasparaginylisoleucylgl utamylprolylglutamyllysylmethionylleucylalanylalanylleucyllysylvalylphenylalanylvalylglutaminylprolylm ethionyllysylalanylalanylthreonylarginylacetylseryltyrosylserylisoleucylthreonylserylprolylserylglutamin ylphenylalanylvalylphenylalanylleucylserylserylvalyltryptophylalanylaspartylprolylisoleucylglutamylleuc ylleucylasparaginylvalylcysteinylthreonylserylserylleucylglycylasparaginylglutaminylphenylalanylgluta minylthreonylglutaminylglutaminylalanylarginylthreonylthreonylglutaminylvalylglutaminylglutaminylphe nylalanylserylglutaminylvalyltryptophyllysylprolylphenylalanylprolylglutaminylserylthreonylvalylarginylp henylalanylprolylglycylaspartylvalyltyrosyllysylvalyltyrosylarginyltyrosylasparaginylalanylvalylleucylasp artylprolylleucylisoleucylthreonylalanylleucylleucylglycylthreonylphenylalanylaspartylthreonylarginylas paraginylarginylisoleucylisoleucylglutamylvalylglutamylasparaginylglutaminylglutaminylserylprolylthre onylthreonylalanylglutamylthreonylleucylaspartylalanylthreonylarginylarginylvalylaspartylaspartylalany lthreonylvalylalanylisoleucylarginylserylalanylasparaginylisoleucylasparaginylleucylvalylasparaginylgl utamylleucylvalylarginylglycylthreonylglycylleucyltyrosylasparaginylglutaminylasparaginylthreonylphe nylalanylglutamylserylmethionylserylglycylleucylvalyltryptophylthreonylserylalanylprolylalanyltitinmethi onylglutaminylarginyltyrosylglutamylserylleucylphenylalanylalanylisoleucylcysteinylprolylprolylaspartyl alanylaspartylaspartylaspartylleucylleucylarginylglutaminylisoleucylalanylseryltyrosylglycylarginylglycy ltyrosylthreonyltyrosylleucylleucylserylarginylalanylglycylvalylthreonylglycylalanylglutamylasparaginyl arginylalanylalanylleucylprolylleucylasparaginylhistidylleucylvalylalanyllysylleucyllysylglutamyltyrosyla sparaginylalanylalanylprolylprolylleucylglutaminylglycylphenylalanylglycylisoleucylserylalanylprolylasp artylglutaminylvalyllysylalanylalanylisoleucylaspartylalanylglycylalanylalanylglycylalanylisoleucylserylg</text:p>
      <text:p text:style-name="Standard"><text:s/>lycylserylalanylisoleucylvalyllysylisoleucylisoleucylglutamylglutaminylhistidylasparaginylisoleucy<text:soft-page-break/>lgluta mylprolylglutamyllysylmethionylleucylalanylalanylleucyllysylvalylphenylalanylvalylglutaminylprolylmeth ionyllysylalanylalanylthreonylarginylacetylseryltyrosylserylisoleucylthreonylserylprolylserylglutaminylp henylalanylvalylphenylalanylleucylserylserylvalyltryptophylalanylaspartylprolylisoleucylglutamylleucyll 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ylalanylvalylphenylalanylleucylserylserylvalyltryptophylalanylaspartylprolylisoleucylglutamylleucylleuc ylasparaginylvalylcysteinylthreonylserylserylleucylglycylasparaginylglutaminylphenylalanylglutaminylt hreonylglutaminylglutaminylalanylarginylthreonylthreonylglutaminylvalylglutaminylglutaminylphenylala nylserylglutaminylvalyltryptophyllysylprolylphenylalanylprolylglutaminylserylthreonylvalylarginyl<text:soft-page-break/>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 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isoleucylcysteinylprolylprolylaspartylalanyl aspartylaspartylaspartylleucylleucylarginylglutaminylisoleucylalanylseryltyrosylglycylarginylglycyltyros ylthreonyltyrosylleucylleucylserylarginylalanylglycylvalylthreonylglycylalanylglutamylasparaginylarginy lalanylalanylleucylprolylleucylasparaginylhistidylleucylvalylalanyllysylleucyllysylglutamyltyrosylaspara ginylalanylalanylprolylprolylleucylglutaminylglycylphenylalanylglycylisoleucylserylalanylprolylaspartylg lutaminylvalyllysylalanylalanylisoleucylaspartylalanylglycylalanylalanylglycylalanylisoleucylserylglycyls erylalanylisoleucylvalyllysylisoleucylisoleucylglutamylglutaminylhistidylasparaginylisoleucylglutamylpr olylglutamyllysylmethionylleucylalanylalanylleucyllysylvalylphenylalanylvalylglutaminylprolylmethionyll ysylalanylalanylthreonylarginylacetylseryltyrosylserylisoleucylthreonylserylprolylserylglutaminylphenyl alanylvalylphenylalanylleucylserylserylvalyltryptophylalanylaspartylprolylisoleucylglutamylleucylleucyl asparaginylvalylcysteinylthreonylserylserylleucylglycylasparaginylglutaminylphenylalanylglutaminylthr eonylglutaminylglutaminylalanylarginylthreonylthreonylglutaminylvalylglutaminylglutaminylphenylalan ylserylglutaminylvalyltryptophyllysylprolylphenylalanylprolylglutaminylserylthreonylvalylarginylphenylal anylprolylglycylaspartylvalyltyrosyllysylvalyltyrosylarginyltyrosylasparaginylalanylvalylleucylaspartylpr olylleucylisoleucylthreonylalanylleucylleucylglycylthreonylphenylalanylaspartylthreonylarginylasparagi nylarginylisoleucylisoleucylglutamylvalylglutamylasparaginylglutaminylglutaminylserylprolylthreonylthr eonylalanylglutamylthreonylleucylaspartylalanylthreonylarginylarginylvalylaspartylaspartylalanylthreon ylvalylalanylisoleucylarginylserylalanylasparaginylisoleucylasparaginylleucylvalylasparaginylglutamyll eucylvalylarginylglycylthreonylglycylleucyltyrosylasparaginylglutaminylasparaginylthreonylphenyl<text:soft-page-break/>alan ylglutamylserylmethionylserylglycylleucylvalyltryptophylthreonylserylalanylprolylalanyltitinmethionylglu taminylarginyltyrosylglutamylserylleucylphenylalanylalanylmethionylthreonylthreonylglutaminylarginylt yrosylglutamylserylleucylphenylalanylalanylglutaminylleucyllysylglutamylarginyllysylglutamylglycylala nylphenylalanylvalylprolylphenylalanylvalylthreonylleucylglycylaspartylprolylglycylisoleucylglutamylglu taminylserylleucyllysylisoleucylaspartylthreonylleucylisoleucylglutamylalanylglycylalanylaspartylalanyll eucylglutamylleucylglycylisoleucylprolylphenylalanylserylaspartylprolylleucylalanylaspartylglycylprolylt hreonylisoleucylglutaminylasparaginylalanylthreonylleucylarginylalanylphenylalanylalanylalanylglycylv alylthreonylprolylalanylglutaminylcysteinylphenylalanylglutamylmethionylleucylalanylleucylisoleucylar ginylglutaminyllysylhistidylprolylthreonylisoleucylprolylisoleucylglycylleucylleucylmethionyltyrosylalany lasparaginylleucylvalylphenylalanylasparaginyllysylglycylisoleucylaspartylglutamylphenylalanyltyrosyl alanylglutaminylcysteinylglutamyllysylvalylglycylvalylaspartylserylvalylleucylvalylalanylaspartylvalylpro lylvalylglutaminylglutamylserylalanylprolylphenylalanylarginylglutaminylalanylalanylleucylarginylhistidy lasparaginylvalylalanylprolylisoleucylphenylalanylisoleucylcysteinylprolylprolylaspartylalanylaspartylas partylaspartylleucylleucylarginylglutaminylisoleucylalanylseryltyrosylglycylarginylglycyltyrosylthreonylt yrosylleucylleucylserylarginylalanylglycylvalylthreonylglycylalanylglutamylasparaginylarginylalanylalan ylleucylprolylleucylasparaginylhistidylleucylvalylalanyllysylleucyllysylglutamyltyrosylasparaginylalanyl alanylprolylprolylleucylglutaminylglycylphenylalanylglycylisoleucylserylalanylprolylaspartylglutaminylv alyllysylalanylalanylisoleucylaspartylalanylglycylalanylalanylglycylalanylisoleucylserylglycylserylalanyli soleucylvalyllysylisoleucylisoleucylglutamylglutaminylhistidylasparaginylisoleucylglutamylprolylglutam yllysylmethionylleucylalanylalanylleucyllysylvalylphenylalanylvalylglutaminylprolylmethionyllysylalanyl alanylthreonylarginylacetylseryltyrosylserylisoleucylthreonylserylprolylserylglutaminylphenylalanylvaly lphenylalanylleucylserylserylvalyltryptophylalanylaspartylprolylisoleucylglutamylleucylleucylasparagin ylvalylcysteinylthreonylserylserylleucylglycylasparaginylglutaminylphenylalanylglutaminylthreonylgluta minylglutaminylalanylarginylthreonylthreonylglutaminylvalylglutaminylglutaminylphenylalanylserylgluta minylvalyltryptophyllysylprolylphenylalanylprolylglutaminylserylthreonylvalylarginylphenylalanylprolylgl ycylaspartylvalyltyrosyllysylvalyltyrosylarginyltyrosylasparaginylalanylvalylleucylaspartylprolylle<text:soft-page-break/>ucyliso leucylthreonylalanylleucylleucylglycylthreonylphenylalanylaspartylthreonylarginylasparaginylarginyliso leucylisoleucylglutamylvalylglutamylasparaginylglutaminylglutaminylserylprolylthreonylthreonylalanylg lutamylthreonylleucylaspartylalanylthreonylarginylarginylvalylaspartylaspartylalanylthreonylvalylalanyli soleucylarginylserylalanylasparaginylisoleucylasparaginylleucylvalylasparaginylglutamylleucylvalylarg inylglycylthreonylglycylleucyltyrosylasparaginylglutaminylasparaginylthreonylphenylalanylglutamylser ylmethionylserylglycylleucylvalyltryptophylthreonylserylalanylprolylalanyltitinmethionylglutaminylarginy ltyrosylglutamylserylleucylphenylalanylalanylisoleucylcysteinylprolylprolylaspartylalanylaspartylaspart ylaspartylleucylleucylarginylglutaminylisoleucylalanylseryltyrosylglycylarginylglycyltyrosylthreonyltyros ylleucylleucylserylarginylalanylglycylvalylthreonylglycylalanylglutamylasparaginylarginylalanylalanylle ucylprolylleucylasparaginylhistidylleucylvalylalanyllysylleucyllysylglutamyltyrosylasparaginylalanylalan ylprolylprolylleucylglutaminylglycylphenylalanylglycylisoleucylserylalanylprolylaspartylglutaminylvalylly sylalanylalanylisoleucylaspartylalanylglycylalanylalanylglycylalanylisoleucylserylglycylserylalanylisole ucylvalyllysylisoleucylisoleucylglutamylglutaminylhistidylasparaginylisoleucylglutamylprolylglutamyllys ylmethionylleucylalanylalanylleucyllysylvalylphenylalanylvalylglutaminylprolylmethionyllysylalanylalan ylthreonylarginylacetylseryltyrosylserylisoleucylthreonylserylprolylserylglutaminylphenylalanylvalylphe nylalanylleucylserylserylvalyltryptophylalanylaspartylprolylisoleucylglutamylleucylleucylasparaginylval ylcysteinylthreonylserylserylleucylglycylasparaginylglutaminylphenylalanylglutaminylthreonylglutamin</text:p>
      <text:p text:style-name="Standard"><text:s/>ylglutaminylalanylarginylthreonylthreonylglutaminylvalylglutaminylglutaminylphenylalanylserylglutamin ylvalyltryptophyllysylprolylphenylalanylprolylglutaminylserylthreonylvalylarginylphenylalanylprolylglycy laspartylvalyltyrosyllysylvalyltyrosylarginyltyrosylasparaginylalanylvalylleucylaspartylprolylleucylisoleu cylthreonylalanylleucylleucylglycylthreonylphenylalanylaspartylthreonylarginylasparaginylarginylisoleu cylisoleucylglutamylvalylglutamylasparaginylglutaminylglutaminylserylprolylthreonylthreonylalanylglut amylthreonylleucylaspartylalanylthreonylarginylarginylvalylaspartylaspartylalanylthreonylvalylalanyliso leucylarginylserylalanylasparaginylisoleucylasparaginylleucylvalylasparaginylglutamylleucylvalylargin ylglycylthreonylglycylleucyltyrosylasparaginylglutaminylasparaginylthreonylphenylalanylglutamylseryl <text:soft-page-break/>methionylserylglycylleucylvalyltryptophylthreonylserylalanylprolylalanyltitinmethionylglutaminylarginylt yrosylglutamylserylleucylphenylalanylalanylisoleucylcysteinylprolylprolylaspartylalanylaspartylaspartyl aspartylleucylleucylarginylglutaminylisoleucylalanylseryltyrosylglycylarginylglycyltyrosylthreonyltyrosyl leucylleucylserylarginylalanylglycylvalylthreonylglycylalanylglutamylasparaginylarginylalanylalanylleuc ylprolylleucylasparaginylhistidylleucylvalylalanyllysylleucyllysylglutamyltyrosylasparaginylalanylalanyl prolylprolylleucylglutaminylglycylphenylalanylglycylisoleucylserylalanylprolylaspartylglutaminylvalyllys ylalanylalanylisoleucylaspartylalanylglycylalanylalanylglycylalanylisoleucylserylglycylserylalanylisoleu cylvalyllysylisoleucylisoleucylglutamylglutaminylhistidylasparaginylisoleucylglutamylprolylglutamyllysyl methionylleucylalanylalanylleucyllysylvalylphenylalanylvalylglutaminylprolylmethionyllysylalanylalanylt hreonylarginylacetylseryltyrosylserylisoleucylthreonylserylprolylserylglutaminylphenylalanylvalylpheny lalanylleucylserylserylvalyltryptophylalanylaspartylprolylisoleucylglutamylleucylleucylasparaginylvalylc ysteinylthreonylserylserylleucylglycylasparaginylglutaminylphenylalanylglutaminylthreonylglutaminylgl utaminylalanylarginylthreonylthreonylglutaminylvalylglutaminylglutaminylphenylalanylserylglutaminylv alyltryptophyllysylprolylphenylalanylprolylglutaminylserylthreonylvalylarginylphenylalanylprolylglycylas partylvalyltyrosyllysylvalyltyrosylarginyltyrosylasparaginylalanylvalylleucylaspartylprolylleucylisoleucylt hreonylalanylleucylleucylglycylthreonylphenylalanylaspartylthreonylarginylasparaginylarginylisoleucyli soleucylglutamylvalylglutamylasparaginylglutaminylglutaminylserylprolylthreonylthreonylalanylglutam ylthreonylleucylaspartylalanylthreonylarginylarginylvalylaspartylaspartylalanylthreonylvalylalanylisoleu cylarginylserylalanylasparaginylisoleucylasparaginylleucylvalylasparaginylglutamylleucylvalylarginylgl ycylthreonylglycylleucyltyrosylasparaginylglutaminylasparaginylthreonylphenylalanylglutamylserylmet hionylserylglycylleucylvalyltryptophylthreonylserylalanylprolylalanyltitinmethionylglutaminylarginyltyros ylglutamylserylleucylphenylalanylalanylisoleucylcysteinylprolylprolylaspartylalanylaspartylaspartylasp artylleucylleucylarginylglutaminylisoleucylalanylseryltyrosylglycylarginylglycyltyrosylthreonyltyrosylleu cylleucylserylarginylalanylglycylvalylthreonylglycylalanylglutamylasparaginylarginylalanylalanylleucylp rolylleucylasparaginylhistidylleucylvalylalanyllysylleucyllysylglutamyltyrosylasparaginylalanylalanylprol ylprolylleucylglutaminylglycylphenylalanylglycylisoleucylserylalanylprolylaspartylglutaminylvalyllysylal <text:soft-page-break/>anylalanylisoleucylaspartylalanylglycylalanylalanylglycylalanylisoleucylserylglycylserylalanylisoleucylv alyllysylisoleucylisoleucylglutamylglutaminylhistidylasparaginylisoleucylglutamylprolylglutamyllysylmet hionylleucylalanylalanylleucyllysylvalylphenylalanylvalylglutaminylprolylmethionyllysylalanylalanylthre onylarginylacetylseryltyrosylserylisoleucylthreonylserylprolylserylglutaminylphenylalanylvalylphenylala nylleucylserylserylvalyltryptophylalanylaspartylprolylisoleucylglutamylleucylleucylasparaginylvalylcyst einylthreonylserylserylleucylglycylasparaginylglutaminylphenylalanylglutaminylthreonylglutaminylgluta minylalanylarginylthreonylthreonylglutaminylvalylglutaminylglutaminylphenylalanylserylglutaminylvalyl tryptophyllysylprolylphenylalanylprolylglutaminylserylthreonylvalylarginylphenylalanylprolylglycylaspar tylvalyltyrosyllysylvalyltyrosylarginyltyrosylasparaginylalanylvalylleucylaspartylprolylleucylisoleucylthre onylalanylleucylleucylglycylthreonylphenylalanylaspartylthreonylarginylasparaginylarginylisoleucylisol eucylglutamylvalylglutamylasparaginylglutaminylglutaminylserylprolylthreonylthreonylalanylglutamylth reonylleucylaspartylalanylthreonylarginylarginylvalylaspartylaspartylalanylthreonylvalylalanylisoleucyl arginylserylalanylasparaginylisoleucylasparaginylleucylvalylasparaginylglutamylleucylvalylarginylglyc ylthreonylglycylleucyltyrosylasparaginylglutaminylasparaginylthreonylphenylalanylglutamylserylmethi onylserylglycylleucylvalyltryptophylthreonylserylalanylprolylalanyltitinmethionylglutaminylarginyltyrosyl glutamylserylleucylphenylalanylalanylmethionylthreonylthreonylglutaminylarginyltyrosylglutamylseryll eucylphenylalanylalanylglutaminylleucyllysylglutamylarginyllysylglutamylglycylalanylphenylalanylvalyl prolylphenylalanylvalylthreonylleucylglycylaspartylprolylglycylisoleucylglutamylglutaminylserylleucylly sylisoleucylaspartylthreonylleucylisoleucylglutamylalanylglycylalanylaspartylalanylleucylglutamylleucy lglycylisoleucylprolylphenylalanylserylaspartylprolylleucylalanylaspartylglycylprolylthreonylisoleucylglu taminylasparaginylalanylthreonylleucylarginylalanylphenylalanylalanylalanylglycylvalylthreonylprolylal anylglutaminylcysteinylphenylalanylglutamylmethionylleucylalanylleucylisoleucylarginylglutaminyllysyl histidylprolylthreonylisoleucylprolylisoleucylglycylleucylleucylmethionyltyrosylalanylasparaginylleucylv alylphenylalanylasparaginyllysylglycylisoleucylaspartylglutamylphenylalanyltyrosylalanylglutaminylcys teinylglutamyllysylvalylglycylvalylaspartylserylvalylleucylvalylalanylaspartylvalylprolylvalylglutaminylgl utamylserylalanylprolylphenylalanylarginylglutaminylalanylalanylleucylarginylhistidylasparaginylvalylal <text:soft-page-break/>anylprolylisoleucylphe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<text:soft-page-break/>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</text:p>
      <text:p text:style-name="Standard"><text:s/>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<text:soft-page-break/>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<text:soft-page-break/>hreo nylglycylleucyltyrosylasparaginylglutaminylasparaginylthreonylphenylalanylglutamylserylmethionylser ylglycylleucylvalyltryptophylthreonylserylalanylprolylalanyltitinmethionylglutaminylarginyltyrosylglutam ylserylleucylphenylalanylalanylethionylthreonylthreonylglutaminylarginyltyrosylglutamylserylleucylphe nylalanylalanylglutaminylleucyllysylglutamylarginyllysylglutamylglycylalanylphenylalanylvalylprolylphe nylalanylvalylthreonylleucylglycylaspartylprolylglycylisoleucylglutamylglutaminylserylleucyllysylisoleuc ylaspartylthreonylleucylisoleucylglutamylalanylglycylalanylaspartylalanylleucylglutamylleucylglycylisol eucylprolylphenylalanylserylaspartylprolylleucylalanylaspartylglycylprolylthreonylisoleucylglutaminylas paraginylalanylthreonylleucylarginylalanylphenylalanylalanylalanylglycylvalylthreonylprolylalanylgluta minylcysteinylphenylalanylglutamylmethionylleucylalanylleucylisoleucylarginylglutaminyllysylhistidylpr olylthreonylisoleucylprolylisoleucylglycylleucylleucylmethionyltyrosylalanylasparaginylleucylvalylphen ylalanylasparaginyllysylglycylisoleucylaspartylglutamylphenylalanyltyrosylalanylglutaminylcysteinylglu tamyllysylvalylglycylvalylaspartylserylvalylleucylvalylalanylaspartylvalylprolylvalylglutaminylglutamylse rylalanylprolylphenylalanylarginylglutaminylalanylalanylleucylarginylhistidylasparaginylvalylalanylproly lisoleucylphenylalanylisoleucylcysteinylprolylprolylaspartylalanylaspartylaspartylaspartylleucylleucylar ginylglutaminylisoleucylalanylseryltyrosylglycylarginylglycyltyrosylthreonyltyrosylleucylleucylserylargin ylalanylglycylvalylthreonylglycylalanylglutamylasparaginylarginylalanylalanylleucylprolylleucylasparagi nylhistidylleucylvalylalanyllysylleucyllysylglutamyltyrosylasparaginylalanylalanylprolylprolylleucylgluta minylglycylphenylalanylglycylisoleucylserylalanylprolylaspartylglutaminylvalyllysylalanylalanylisoleucyl aspartylalanylglycylalanylalanylglycylalanylisoleucylserylglycylserylalanylisoleucylvalyllysylisoleucylis oleucylglutamylglutaminylhistidylasparaginylisoleucylglutamylprolylglutamyllysylmethionylleucylalanyl alanylleucyllysylvalylphenylalanylvalylglutaminylprolylmethionyllysylalanylalanylthreonylarginylacetyls eryltyrosylserylisoleucylthreonylserylprolylserylglutaminylphenylalanylvalylphenylalanylleucylserylsery lvalyltryptophylalanylaspartylprolylisoleucylglutamylleucylleucylasparaginylvalylcysteinylthreonylseryls erylleucylglycylasparaginylglutaminylphenylalanylglutaminylthreonylglutaminylglutaminylalanylarginylt hreonylthreonylglutaminylvalylglutaminylglutaminylphenylalanylserylglutaminylvalyltryptophyllysylprol ylphenylalanylprolylglutaminylserylthreonylvalylarginylphenylalanylprolylglycylaspartylvalyltyros<text:soft-page-break/>yllysyl valyltyrosylarginyltyrosylasparaginylalanylvalylleucylaspartylprolylleucylisoleucylthreonylalanylleucylle ucylglycylthreonylphenylalanylaspartylthreonylarginylasparaginylarginylisoleucylisoleucylglutamylvalyl glutamylasparaginylglutaminylglutaminylserylprolylthreonylthreonylalanylglutamylthreonylleucylaspart ylalanylthreonylarginylarginylvalylaspartylaspartylalanylthreonylvalylalanylisoleucylarginylserylalanyla sparaginylisoleucylasparaginylleucylvalylasparaginylglutamylleucylvalylarginylglycylthreonylglycylleuc yltyrosylasparaginylglutaminylasparaginylthreonylphenylalanylglutamylserylmethionylserylglycylleucyl valyltryptophylthreonylserylalanylprolylalanyltitinmethionylglutaminylarginyltyrosylglutamylserylleucylp henylalanylalanylisoleucylcysteinylprolylprolylaspartylalanylaspartylaspartylaspartylleucylleucylarginyl glutaminylisoleucylalanylseryltyrosylglycylarginylglycyltyrosylthreonyltyrosylleucylleucylserylarginylala nylglycylvalylthreonylglycylalanylglutamylasparaginylarginylalanylalanylleucylprolylleucylasparaginylhi stidylleucylvalylalanyllysylleucyllysylglutamyltyrosylasparaginylalanylalanylprolylprolylleucylglutaminyl glycylphenylalanylglycylisoleucylserylalanylprolylaspartylglutaminylvalyllysylalanylalanylisoleucylaspa rtylalanylglycylalanylalanylglycylalanylisoleucylserylglycylserylalanylisoleucylvalyllysylisoleucylisoleuc ylglutamylglutaminylhistidylasparaginylisoleucylglutamylprolylglutamyllysylmethionylleucylalanylalanyl leucyllysylvalylphenylalanylvalylglutaminylprolylmethionyllysylalanylalanylthreonylarginylacetylseryltyr osylserylisoleucylthreonylserylprolylserylglutaminylphenylalanylvalylphenylalanylleucylserylserylvalylt ryptophylalanylaspartylprolylisoleucylglutamylleucylleucylasparaginylvalylcysteinylthreonylserylserylle ucylglycylasparaginylglutaminylphenylalanylglutaminylthreonylglutaminylglutaminylalanylarginylthreo nylthreonylglutaminylvalylglutaminylglutaminylphenylalanylserylglutaminylvalyltryptophyllysylprolylphe nylalanylprolylglutaminylserylthreonylvalylarginylphenylalanylprolylglycylaspartylvalyltyrosyllysylvalylt yrosylarginyltyrosylasparaginylalanylvalylleucylaspartylprolylleucylisoleucylthreonylalanylleucylleucylg lycylthreonylphenylalanylaspartylthreonylarginylasparaginylarginylisoleucylisoleucylglutamylvalylgluta mylasparaginylglutaminylglutaminylserylprolylthreonylthreonylalanylglutamylthreonylleucylaspartylala nylthreonylarginylarginylvalylaspartylaspartylalanylthreonylvalylalanylisoleucylarginylserylalanylaspar aginylisoleucylasparaginylleucylvalylasparaginylglutamylleucylvalylarginylglycylthreonylglycylleucyltyr osylasparaginylglutaminylasparaginylthreonylphenylalanylglutamylserylmethionylserylglycylleucyl<text:soft-page-break/>valy ltryptophylthreonylserylalanylprolylalanyltitinmethionylglutaminylarginyltyrosylglutamylserylleucylphen ylalanylalanylisoleucylcysteinylprolylprolylaspartylalanylaspartylaspartylaspartylleucylleucylarginylglut</text:p>
      <text:p text:style-name="Standard"><text:s/>aminylisoleucylalanylseryltyrosylglycylarginylglycyltyrosylthreonyltyrosylleucylleucylserylarginylalanyl glycylvalylthreonylglycylalanylglutamylasparaginylarginylalanylalanylleucylprolylleucylasparaginylhisti dylleucylvalylalanyllysylleucyllysylglutamyltyrosylasparaginylalanylalanylprolylprolylleucylglutaminylgl ycylphenylalanylglycylisoleucylserylalanylprolylaspartylglutaminylvalyllysylalanylalanylisoleucylaspart ylalanylglycylalanylalanylglycylalanylisoleucylserylglycylserylalanylisoleucylvalyllysylisoleucylisoleucyl glutamylglutaminylhistidylasparaginylisoleucylglutamylprolylglutamyllysylmethionylleucylalanylalanylle ucyllysylvalylphenylalanylvalylglutaminylprolylmethionyllysylalanylalanylthreonylarginylacetylseryltyro sylserylisoleucylthreonylserylprolylserylglutaminylphenylalanylvalylphenylalanylleucylserylserylvalyltry ptophylalanylaspartylprolylisoleucylglutamylleucylleucylasparaginylvalylcysteinylthreonylserylserylleu cylglycylasparaginylglutaminylphenylalanylglutaminylthreonylglutaminylglutaminylalanylarginylthreony lthreonylglutaminylvalylglutaminylglutaminylphenylalanylserylglutaminylvalyltryptophyllysylprolylpheny lalanylprolylglutaminylserylthreonylvalylarginylphenylalanylprolylglycylaspartylvalyltyrosyllysylvalyltyro sylarginyltyrosylasparaginylalanylvalylleucylaspartylprolylleucylisoleucylthreonylalanylleucylleucylglyc ylthreonylphenylalanylaspartylthreonylarginylasparaginylarginylisoleucylisoleucylglutamylvalylglutamy lasparaginylglutaminylglutaminylserylprolylthreonylthreonylalanylglutamylthreonylleucylaspartylalanylt hreonylarginylarginylvalylaspartylaspartylalanylthreonylvalylalanylisoleucylarginylserylalanylasparagin ylisoleucylasparaginylleucylvalylasparaginylglutamylleucylvalylarginylglycylthreonylglycylleucyltyrosyl asparaginylglutaminylasparaginylthreonylphenylalanylglutamylserylmethionylserylglycylleucylvalyltryp tophylthreonylserylalanylprolylalanyltitinmethionylglutaminylarginyltyrosylglutamylserylleucylphenylala nylalanylisoleucylcysteinylprolylprolylaspartylalanylaspartylaspartylaspartylleucylleucylarginylglutamin ylisoleucylalanylseryltyrosylglycylarginylglycyltyrosylthreonyltyrosylleucylleucylserylarginylalanylglycyl valylthreonylglycylalanylglutamylasparaginylarginylalanylalanylleucylprolylleucylasparaginylhistidylleu cylvalylalanyllysylleucyllysylglutamyltyrosylasparaginylalanylalanylprolylprolylleucylglutaminylglycylph <text:soft-page-break/>enylalanylglycylisoleucylserylalanylprolylaspartylglutaminylvalyllysylalanylalanylisoleucylaspartylalany lglycylalanylalanylglycylalanylisoleucylserylglycylserylalanylisoleucylvalyllysylisoleucylisoleucylglutam ylglutaminylhistidylasparaginylisoleucylglutamylprolylglutamyllysylmethionylleucylalanylalanylleucyllys ylvalylphenylalanylvalylglutaminylprolylmethionyllysylalanylalanylthreonylarginylacetylseryltyrosylseryl isoleucylthreonylserylprolylserylglutaminylphenylalanylvalylphenylalanylleucylserylserylvalyltryptophyl alanylaspartylprolylisoleucylglutamylleucylleucylasparaginylvalylcysteinylthreonylserylserylleucylglycy lasparaginylglutaminylphenylalanylglutaminylthreonylglutaminylglutaminylalanylarginylthreonylthreon ylglutaminylvalylglutaminylglutaminylphenylalanylserylglutaminylvalyltryptophyllysylprolylphenylalanyl prolylglutaminylserylthreonylvalylarginylphenylalanylprolylglycylaspartylvalyltyrosyllysylvalyltyrosylargi nyltyrosylasparaginylalanylvalylleucylaspartylprolylleucylisoleucylthreonylalanylleucylleucylglycylthreo nylphenylalanylaspartylthreonylarginylasparaginylarginylisoleucylisoleucylglutamylvalylglutamylaspar aginylglutaminylglutaminylserylprolylthreonylthreonylalanylglutamylthreonylleucylaspartylalanylthreon ylarginylarginylvalylaspartylaspartylalanylthreonylvalylalanylisoleucylarginylserylalanylasparaginylisol eucylasparaginylleucylvalylasparaginylglutamylleucylvalylarginylglycylthreonylglycylleucyltyrosylaspar aginylglutaminylasparaginylthreonylphenylalanylglutamylserylmethionylserylglycylleucylvalyltryptophy lthreonylserylalanylprolylalanyltitinmethionylglutaminylarginyltyrosylglutamylserylleucylphenylalanylal anylmethionylthreonylthreonylglutaminylarginyltyrosylglutamylserylleucylphenylalanylalanylglutaminyll eucyllysylglutamylarginyllysylglutamylglycylalanylphenylalanylvalylprolylphenylalanylvalylthreonylleuc ylglycylaspartylprolylglycylisoleucylglutamylglutaminylserylleucyllysylisoleucylaspartylthreonylleucylis oleucylglutamylalanylglycylalanylaspartylalanylleucylglutamylleucylglycylisoleucylprolylphenylalanylse rylaspartylprolylleucylalanylaspartylglycylprolylthreonylisoleucylglutaminylasparaginylalanylthreonylle ucylarginylalanylphenylalanylalanylalanylglycylvalylthreonylprolylalanylglutaminylcysteinylphenylalany lglutamylmethionylleucylalanylleucylisoleucylarginylglutaminyllysylhistidylprolylthreonylisoleucylprolyli soleucylglycylleucylleucylmethionyltyrosylalanylasparaginylleucylvalylphenylalanylasparaginyllysylgly cylisoleucylaspartylglutamylphenylalanyltyrosylalanylglutaminylcysteinylglutamyllysylvalylglycylvalyla spartylserylvalylleucylvalylalanylaspartylvalylprolylvalylglutaminylglutamylserylalanylprolylphenylalany <text:soft-page-break/>larginylglutaminylalanylalanylleucylarginylhistidylasparaginylvalylalanylprolylisoleucylphenylalanylisol eucylcysteinylprolylprolylaspartylalanylaspartylaspartylaspartylleucylleucylarginylglutaminylisoleucylal anylseryltyrosylglycylarginylglycyltyrosylthreonyltyrosylleucylleucylserylarginylalanylglycylvalylthreony lglycylalanylglutamylasparaginylarginylalanylalanylleucylprolylleucylasparaginylhistidylleucylvalylalan yllysylleucyllysylglutamyltyrosylasparaginylalanylalanylprolylprolylleucylglutaminylglycylphenylalanylgl ycylisoleucylserylalanylprolylaspartylglutaminylvalyllysylalanylalanylisoleucylaspartylalanylglycylalany lalanylglycylalanylisoleucylserylglycylserylalanylisoleucylvalyllysylisoleucylisoleucylglutamylglutaminyl histidylasparaginylisoleucylglutamylprolylglutamyllysylmethionylleucylalanylalanylleucyllysylvalylphen ylalanylvalylglutaminylprolylmethionyllysylalanylalanylthreonylarginylacetylseryltyrosylserylisoleucylth reonylserylprolylserylglutaminylphenylalanylvalylphenylalanylleucylserylserylvalyltryptophylalanylaspa rtylprolylisoleucylglutamylleucylleucylasparaginylvalylcysteinylthreonylserylserylleucylglycylasparagin ylglutaminylphenylalanylglutaminylthreonylglutaminylglutaminylalanylarginylthreonylthreonylglutaminy lvalylglutaminylglutaminylphenylalanylserylglutaminylvalyltryptophyllysylprolylphenylalanylprolylgluta minylserylthreonylvalylarginylphenylalanylprolylglycylaspartylvalyltyrosyllysylvalyltyrosylarginyltyrosyl asparaginylalanylvalylleucylaspartylprolylleucylisoleucylthreonylalanylleucylleucylglycylthreonylphenyl alanylaspartylthreonylarginylasparaginylarginylisoleucylisoleucylglutamylvalylglutamylasparaginylglut aminylglutaminylserylprolylthreonylthreonylalanylglutamylthreonylleucylaspartylalanylthreonylarginyla rginylvalylaspartylaspartylalanylthreonylvalylalanylisoleucylarginylserylalanylasparaginylisoleucylaspa raginylleucylvalylasparaginylglutamylleucylvalylarginylglycylthreonylglycylleucyltyrosylasparaginylglut aminylasparaginylthreonylphenylalanylglutamylserylmethionylserylglycylleucylvalyltryptophylthreonyls erylalanylprolylalanyltitinmethionylglutaminylarginyltyrosylglutamylserylleucylphenylalanylalanylisoleu cylcysteinylprolylprolylaspartylalanylaspartylaspartylaspartylleucylleucylarginylglutaminylisoleucylalan ylseryltyrosylglycylarginylglycyltyrosylthreonyltyrosylleucylleucylserylarginylalanylglycylvalylthreonylgl ycylalanylglutamylasparaginylarginylalanylalanylleucylprolylleucylasparaginylhistidylleucylvalylalanyll ysylleucyllysylglutamyltyrosylasparaginylalanylalanylprolylprolylleucylglutaminylglycylphenylalanylglyc ylisoleucylserylalanylprolylaspartylglutaminylvalyllysylalanylalanylisoleucylaspartylalanylglycylalanylal <text:soft-page-break/>anylglycylalanylisoleucylserylglycylserylalanylisoleucylvalyllysylisoleucylisoleucylglutamylglutaminylhi stidylasparaginylisoleucylglutamylprolylglutamyllysylmethionylleucylalanylalanylleucyllysylvalylphenyl alanylvalylglutaminylprolylmethionyllysylalanylalanylthreonylarginylacetylseryltyrosylserylisoleucylthre onylserylprolylserylglutaminylphenylalanylvalylphenylalanylleucylserylserylvalyltryptophylalanylaspart ylprolylisoleucylglutamylleucylleucylasparaginylvalylcysteinylthreonylserylserylleucylglycylasparaginyl glutaminylphenylalanylglutaminylthreonylglutaminylglutaminylalanylarginylthreonylthreonylglutaminylv alylglutaminylglutaminylphenylalanylserylglutaminylvalyltryptophyllysylprolylphenylalanylprolylglutami nylserylthreonylvalylarginylphenylalanylprolylglycylaspartylvalyltyrosyllysylvalyltyrosylarginyltyrosylas paraginylalanylvalylleucylaspartylprolylleucylisoleucylthreonylalanylleucylleucylglycylthreonylphenylal anylaspartylthreonylarginylasparaginylarginylisoleucylisoleucylglutamylvalylglutamylasparaginylgluta minylglutaminylserylprolylthreonylthreonylalanylglutamylthreonylleucylaspartylalanylthreonylarginylar ginylvalylaspartylaspartylalanylthreonylvalylalanylisoleucylarginylserylalanylasparaginylisoleucylaspar aginylleucylvalylasparaginylglutamylleucylvalylarginylglycylthreonylglycylleucyltyrosylasparaginylgluta minylasparaginylthreonylphenylalanylglutamylserylmethionylserylglycylleucylvalyltryptophylthreonylse rylalanylprolylalanyltitinmethionylglutaminylarginyltyrosylglutamylserylleucylphenylala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</text:p>
      <text:p text:style-name="Standard"><text:s/>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prolylisoleucylglutamylleucylleucylasparaginylvalylcysteinylthreonylserylserylleucylglycylasparaginylgl utaminylphenylalanylglutaminylthreonylglutaminylglutaminylalanylarginylthreonylthreonylglutami<text:soft-page-break/>nylval ylglutaminylglutaminylphenylalanylserylglutaminylvalyltryptophyllysylprolylphenylalanylprolylglutaminy lserylthreonylvalylarginylphenylalanylprolylglycylaspartylvalyltyrosyllysylvalyltyrosylarginyltyrosylaspar aginylalanylvalylleucylaspartylprolylleucylisoleucylthreonylalanylleucylleucylglycylthreonylphenylalany laspartylthreonylarginylasparaginylarginylisoleucylisoleucylglutamylvalylglutamylasparaginylglutaminy 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aminylserylprolylthreonylthreonylalanylglutamylthreonylleucylaspartylalanylthreonylarginylarginylvalyl aspartylaspartylalanylthreonylvalylalanylisoleucylarginylserylalanylasparaginylisoleucylasparaginy<text:soft-page-break/>lleu cylvalylasparaginylglutamylleucylvalylarginylglycylthreonylglycylleucyltyrosylasparaginylglutaminylasp araginylthreonylphenylalanylglutamylserylmethionylserylglycylleucylvalyltryptophylthreonylserylalanyl prolylalanyltitinmethionylglutaminylarginyltyrosylglutamylserylleucylphenylalanylalanylmethionylthreon ylthreonylglutaminylarginyltyrosylglutamylserylleucylphenylalanylalanylglutaminylleucyllysylglutamylar ginyllysylglutamylglycylalanylphenylalanylvalylprolylphenylalanylvalylthreonylleucylglycylaspartylprolyl glycylisoleucylglutamylglutaminylserylleucyllysylisoleucylaspartylthreonylleucylisoleucylglutamylalanyl glycylalanylaspartylalanylleucylglutamylleucylglycylisoleucylprolylphenylalanylserylaspartylprolylleucy lalanylaspartylglycylprolylthreonylisoleucylglutaminylasparaginylalanylthreonylleucylarginylalanylphen ylalanylalanylalanylglycylvalylthreonylprolylalanylglutaminylcysteinylphenylalanylglutamylmethionylleu cylalanylleucylisoleucylarginylglutaminyllysylhistidylprolylthreonylisoleucylprolylisoleucylglycylleucylle ucylmethionyltyrosylalanylasparaginylleucylvalylphenylalanylasparaginyllysylglycylisoleucylaspartylgl utamylphenylalanyltyrosylalanylglutaminylcysteinylglutamyllysylvalylglycylvalylaspartylserylvalylleucyl valylalanylaspartylvalylprolylvalylglutaminylglutamylserylalanylprolylphenylalanylarginylglutaminylalan ylalanylleucylarginylhistidylasparaginylvalylalanylprolylisoleucylphenylalanylisoleucylcysteinylprolylpr olylaspartylalanylaspartylaspartylaspartylleucylleucylarginylglutaminylisoleucylalanylseryltyrosylglycyl 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<text:soft-page-break/>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<text:soft-page-break/>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</text:p>
      <text:p text:style-name="Standard"><text:s/>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<text:soft-page-break/>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methionylthreonylthreon ylglutaminylarginyltyrosylglutamylserylleucylphenylalanylalanylglutaminylleucyllysylglutamylarginyllys ylglutamylglycylalanylphenylalanylvalylprolylphenylalanylvalylthreonylleucylglycylaspartylprolylglycylis oleucylglutamylglutaminylserylleucyllysylisoleucylaspartylthreonylleucylisoleucylglutamylalanylglycylal anylaspartylalanylleucylglutamylleucylglycylisoleucylprolylphenylalanylserylaspartylprolylleucylalanyla spartylglycylprolylthreonylisoleucylglutaminylasparaginylalanylthreonylleucylarginylalanylphenylalanyl alanylalanylglycylvalylthreonylprolylalanylglutaminylcysteinylphenylalanylglutamylmethionylleucylalan ylleucylisoleucylarginylglutaminyllysylhistidylprolylthreonylisoleucylprolylisoleucylglycylleucylleucylmet hionyltyrosylalanylasparaginylleucylvalylphenylalanylasparaginyllysylglycylisoleucylaspartylglutamylp henylalanyltyrosylalanylglutaminylcysteinylglutamyllysylvalylglycylvalylaspartylserylvalylleucylvalylala <text:soft-page-break/>nylaspartylvalylprolylvalylglutaminylglutamylserylalanylprolylphenylalanylarginylglutaminylalanylalanyl leucylarginylhistidylasparaginylvalylalanylprolylisoleucylphenylalanylisoleucylcysteinylprolylprolylaspa rtylalanylaspartylaspartylaspartylleucylleucylarginylglutaminylisoleucylalanylseryltyrosylglycylarginylgl ycyltyrosylthreonyltyrosylleucylleucylserylarginylalanylglycylvalylthreonylglycylalanylglutamylasparagi nylarginylalanylalanylleucylprolylleucylasparaginylhistidylleucylvalylalanyllysylleucyllysylglutamyltyros ylasparaginylalanylalanylprolylprolylleucylglutaminylglycylphenylalanylglycylisoleucylserylalanylprolyl aspartylglutaminylvalyllysylalanylalanylisoleucylaspartylalanylglycylalanylalanylglycylalanylisoleucylse rylglycylserylalanylisoleucylvalyllysylisoleucylisoleucylglutamylglutaminylhistidylasparaginylisoleucylgl utamylprolylglutamyllysylmethionylleucylalanylalanylleucyllysylvalylphenylalanylvalylglutaminylprolylm ethionyllysylalanylalanylthreonylarginylacetylseryltyrosylserylisoleucylthreonylserylprolylserylglutamin ylphenylalanylvalylphenylalanylleucylserylserylvalyltryptophylalanylaspartylprolylisoleucylglutamylleuc ylleucylasparaginylvalylcysteinylthreonylserylserylleucylglycylasparaginylglutaminylphenylalanylgluta minylthreonylglutaminylglutaminylalanylarginylthreonylthreonylglutaminylvalylglutaminylglutaminylphe nylalanylserylglutaminylvalyltryptophyllysylprolylphenylalanylprolylglutaminylserylthreonylvalylarginylp henylalanylprolylglycylaspartylvalyltyrosyllysylvalyltyrosylarginyltyrosylasparaginylalanylvalylleucylasp artylprolylleucylisoleucylthreonylalanylleucylleucylglycylthreonylphenylalanylaspartylthreonylarginylas paraginylarginylisoleucylisoleucylglutamylvalylglutamylasparaginylglutaminylglutaminylserylprolylthre onylthreonylalanylglutamylthreonylleucylaspartylalanylthreonylarginylarginylvalylaspartylaspartylalany lthreonylvalylalanylisoleucylarginylserylalanylasparaginylisoleucylasparaginylleucylvalylasparaginylgl utamylleucylvalylarginylglycylthreonylglycylleucyltyrosylasparaginylglutaminylasparaginylthreonylphe nylalanylglutamylserylmethionylserylglycylleucylvalyltryptophylthreonylserylalanylprolylalanyltitinmethi onylglutaminylarginyltyrosylglutamylserylleucylphenylalanylalanylisoleucylcysteinylprolylprolylaspartyl alanylaspartylaspartylaspartylleucylleucylarginylglutaminylisoleucylalanylseryltyrosylglycylarginylglycy ltyrosylthreonyltyrosylleucylleucylserylarginylalanylglycylvalylthreonylglycylalanylglutamylasparaginyl arginylalanylalanylleucylprolylleucylasparaginylhistidylleucylvalylalanyllysylleucyllysylglutamyltyrosyla sparaginylalanylalanylprolylprolylleucylglutaminylglycylphenylalanylglycylisoleucylserylalanylprolylasp <text:soft-page-break/>artylglutaminylvalyllysylalanylalanylisoleucylaspartylalanylglycylalanylalanylglycylalanylisoleucylserylg lycylserylalanylisoleucylvalyllysylisoleucylisoleucylglutamylglutaminylhistidylasparaginylisoleucylgluta mylprolylglutamyllysylmethionylleucylalanylalanylleucyllysylvalylphenylalanylvalylglutaminylprolylmeth ionyllysylalanylalanylthreonylarginylacetylseryltyrosylserylisoleucylthreonylserylprolylserylglutaminylp henylalanylvalylphenylalanylleucylserylserylvalyltryptophylalanylaspartylprolylisoleucylglutamylleucyll 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ylalanylvalylphenylalanylleucylserylserylvalyltryptophylalanylaspartylprolylisoleucylglutamylleucylleuc ylasparaginylvalylcysteinylthreonylserylserylleucylglycylasparaginylglutaminylphenylalanylglutaminylt <text:soft-page-break/>hreonylglutaminylglutaminylalanylarginylthreonylthreonylglutaminylvalylglutaminylglutaminylphenylala nylserylglutaminylvalyltryptophyllysylprolylphenylalanylprolylglutaminylserylthreonylvalylarginyl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</text:p>
      <text:p text:style-name="Standard"><text:s/>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isoleucylcysteinylprolylprolylaspartylalanyl aspartylaspartylaspartylleucylleucylarginylglutaminylisoleucylalanylseryltyrosylglycylarginylglycyltyros ylthreonyltyrosylleucylleucylserylarginylalanylglycylvalylthreonylglycylalanylglutamylasparaginylarginy lalanylalanylleucylprolylleucylasparaginylhistidylleucylvalylalanyllysylleucyllysylglutamyltyrosylaspara ginylalanylalanylprolylprolylleucylglutaminylglycylphenylalanylglycylisoleucylserylalanylprolylaspartylg lutaminylvalyllysylalanylalanylisoleucylaspartylalanylglycylalanylalanylglycylalanylisoleucylserylglycyls erylalanylisoleucylvalyllysylisoleucylisoleucylglutamylglutaminylhistidylasparaginylisoleucylglutamylpr olylglutamyllysylmethionylleucylalanylalanylleucyllysylvalylphenylalanylvalylglutaminylprolylmethionyll ysylalanylalanylthreonylarginylacetylseryltyrosylserylisoleucylthreonylserylprolylserylglutaminylphenyl alanylvalylphenylalanylleucylserylserylvalyltryptophylalanylaspartylprolylisoleucylglutamylleucylleucyl asparaginylvalylcysteinylthreonylserylserylleucylglycylasparaginylglutaminylphenylalanylglutaminylth reonylglutaminylglutaminylalanylarginylthreonylthreonylglutaminylvalylglutaminylglutaminylphenylalan ylserylglutaminylvalyltryptophyllysylprolylphenylalanylprolylglutaminylserylthreonylvalylarginylphenylal anylprolylglycylaspartylvalyltyrosyllysylvalyltyrosylarginyltyrosylasparaginylalanylvalylleucylaspartylpr olylleucylisoleucylthreonylalanylleucylleucylglycylthreonylphenylalanylaspartylthreonylarginylasparagi nylarginylisoleucylisoleucylglutamylvalylglutamylasparaginylglutaminylglutaminylserylprolylthreonylthr eonylalanylglutamylthreonylleucylaspartylalanylthreonylarginylarginylvalylaspartylaspartylalanylth<text:soft-page-break/>reon ylvalylalanylisoleucylarginylserylalanylasparaginylisoleucylasparaginylleucylvalylasparaginylglutamyll eucylvalylarginylglycylthreonylglycylleucyltyrosylasparaginylglutaminylasparaginylthreonylphenylalan ylglutamylserylmethionylserylglycylleucylvalyltryptophylthreonylserylalanylprolylalanyltitinmethionylglu taminylarginyltyrosylglutamylserylleucylphenylalanylalanylmethionylthreonylthreonylglutaminylarginylt yrosylglutamylserylleucylphenylalanylalanylglutaminylleucyllysylglutamylarginyllysylglutamylglycylala nylphenylalanylvalylprolylphenylalanylvalylthreonylleucylglycylaspartylprolylglycylisoleucylglutamylglu taminylserylleucyllysylisoleucylaspartylthreonylleucylisoleucylglutamylalanylglycylalanylaspartylalanyll eucylglutamylleucylglycylisoleucylprolylphenylalanylserylaspartylprolylleucylalanylaspartylglycylprolylt hreonylisoleucylglutaminylasparaginylalanylthreonylleucylarginylalanylphenylalanylalanylalanylglycylv alylthreonylprolylalanylglutaminylcysteinylphenylalanylglutamylmethionylleucylalanylleucylisoleucylar ginylglutaminyllysylhistidylprolylthreonylisoleucylprolylisoleucylglycylleucylleucylmethionyltyrosylalany lasparaginylleucylvalylphenylalanylasparaginyllysylglycylisoleucylaspartylglutamylphenylalanyltyrosyl alanylglutaminylcysteinylglutamyllysylvalylglycylvalylaspartylserylvalylleucylvalylalanylaspartylvalylpro lylvalylglutaminylglutamylserylalanylprolylphenylalanylarginylglutaminylalanylalanylleucylarginylhistidy lasparaginylvalylalanylprolylisoleucylphenylalanylisoleucylcysteinylprolylprolylaspartylalanylaspartylas partylaspartylleucylleucylarginylglutaminylisoleucylalanylseryltyrosylglycylarginylglycyltyrosylthreonylt yrosylleucylleucylserylarginylalanylglycylvalylthreonylglycylalanylglutamylasparaginylarginylalanylalan ylleucylprolylleucylasparaginylhistidylleucylvalylalanyllysylleucyllysylglutamyltyrosylasparaginylalanyl alanylprolylprolylleucylglutaminylglycylphenylalanylglycylisoleucylserylalanylprolylaspartylglutaminylv alyllysylalanylalanylisoleucylaspartylalanylglycylalanylalanylglycylalanylisoleucylserylglycylserylalanyli soleucylvalyllysylisoleucylisoleucylglutamylglutaminylhistidylasparaginylisoleucylglutamylprolylglutam yllysylmethionylleucylalanylalanylleucyllysylvalylphenylalanylvalylglutaminylprolylmethionyllysylalanyl alanylthreonylarginylacetylseryltyrosylserylisoleucylthreonylserylprolylserylglutaminylphenylalanylvaly lphenylalanylleucylserylserylvalyltryptophylalanylaspartylprolylisoleucylglutamylleucylleucylasparagin ylvalylcysteinylthreonylserylserylleucylglycylasparaginylglutaminylphenylalanylglutaminylthreonylgluta minylglutaminylalanylarginylthreonylthreonylglutaminylvalylglutaminylglutaminylphenylalanylser<text:soft-page-break/>ylgluta minylvalyltryptophyllysylprolylphenylalanylprolylglutaminylserylthreonylvalylarginylphenylalanylprolylgl ycylaspartylvalyltyrosyllysylvalyltyrosylarginyltyrosylasparaginylalanylvalylleucylaspartylprolylleucyliso leucylthreonylalanylleucylleucylglycylthreonylphenylalanylaspartylthreonylarginylasparaginylarginyliso leucylisoleucylglutamylvalylglutamylasparaginylglutaminylglutaminylserylprolylthreonylthreonylalanylg lutamylthreonylleucylaspartylalanylthreonylarginylarginylvalylaspartylaspartylalanylthreonylvalylalanyli soleucylarginylserylalanylasparaginylisoleucylasparaginylleucylvalylasparaginylglutamylleucylvalylarg inylglycylthreonylglycylleucyltyrosylasparaginylglutaminylasparaginylthreonylphenylalanylglutamylser ylmethionylserylglycylleucylvalyltryptophylthreonylserylalanylprolylalanyltitinmethionylglutaminylarginy ltyrosylglutamylserylleucylphenylalanylalanylisoleucylcysteinylprolylprolylaspartylalanylaspartylaspart ylaspartylleucylleucylarginylglutaminylisoleucylalanylseryltyrosylglycylarginylglycyltyrosylthreonyltyros ylleucylleucylserylarginylalanylglycylvalylthreonylglycylalanylglutamylasparaginylarginylalanylalanylle ucylprolylleucylasparaginylhistidylleucylvalylalanyllysylleucyllysylglutamyltyrosylasparaginylalanylalan ylprolylprolylleucylglutaminylglycylphenylalanylglycylisoleucylserylalanylprolylaspartylglutaminylvalylly sylalanylalanylisoleucylaspartylalanylglycylalanylalanylglycylalanylisoleucylserylglycylserylalanylisole ucylvalyllysylisoleucylisoleucylglutamylglutaminylhistidylasparaginylisoleucylglutamylprolylglutamyllys ylmethionylleucylalanylalanylleucyllysylvalylphenylalanylvalylglutaminylprolylmethionyllysylalanylalan ylthreonylarginylacetylseryltyrosylserylisoleucylthreonylserylprolylserylglutaminylphenylalanylvalylphe nylalanylleucylserylserylvalyltryptophylalanylaspartylprolylisoleucylglutamylleucylleucylasparaginylval ylcysteinylthreonylserylserylleucylglycylasparaginylglutaminylphenylalanylglutaminylthreonylglutamin ylglutaminylalanylarginylthreonylthreonylglutaminylvalylglutaminylglutaminylphenylalanylserylglutamin ylvalyltryptophyllysylprolylphenylalanylprolylglutaminylserylthreonylvalylarginylphenylalanylprolylglycy laspartylvalyltyrosyllysylvalyltyrosylarginyltyrosylasparaginylalanylvalylleucylaspartylprolylleucylisoleu cylthreonylalanylleucylleucylglycylthreonylphenylalanylaspartylthreonylarginylasparaginylarginylisoleu cylisoleucylglutamylvalylglutamylasparaginylglutaminylglutaminylserylprolylthreonylthreonylalanylglut amylthreonylleucylaspartylalanylthreonylarginylarginylvalylaspartylaspartylalanylthreonylvalylalanyliso leucylarginylserylalanylasparaginylisoleucylasparaginylleucylvalylasparaginylglutamylleucylvalyla<text:soft-page-break/>rgin ylglycylthreonylglycylleucyltyrosylasparaginylglutaminylasparaginylthreonylphenylalanylglutamylseryl methionylserylglycylleucylvalyltryptophylthreonylserylalanylprolylalanyltitinmethionylglutaminylarginylt yrosylglutamylserylleucylphenylalanylalanylisoleucylcysteinylprolylprolylaspartylalanylaspartylaspartyl aspartylleucylleucylarginylglutaminylisoleucylalanylseryltyrosylglycylarginylglycyltyrosylthreonyltyrosyl leucylleucylserylarginylalanylglycylvalylthreonylglycylalanylglutamylasparaginylarginylalanylalanylleuc ylprolylleucylasparaginylhistidylleucylvalylalanyllysylleucyllysylglutamyltyrosylasparaginylalanylalanyl prolylprolylleucylglutaminylglycylphenylalanylglycylisoleucylserylalanylprolylaspartylglutaminylvalyllys ylalanylalanylisoleucylaspartylalanylglycylalanylalanylglycylalanylisoleucylserylglycylserylalanylisoleu cylvalyllysylisoleucylisoleucylglutamylglutaminylhistidylasparaginylisoleucylglutamylprolylglutamyllysyl methionylleucylalanylalanylleucyllysylvalylphenylalanylvalylglutaminylprolylmethionyllysylalanylalanylt hreonylarginylacetylseryltyrosylserylisoleucylthreonylserylprolylserylglutaminylphenylalanylvalylpheny lalanylleucylserylserylvalyltryptophylalanylaspartylprolylisoleucylglutamylleucylleucylasparaginylvalylc ysteinylthreonylserylserylleucylglycylasparaginylglutaminylphenylalanylglutaminylthreonylglutaminylgl utaminylalanylarginylthreonylthreonylglutaminylvalylglutaminylglutaminylphenylalanylserylglutaminylv alyltryptophyllysylprolylphenylalanylprolylglutaminylserylthreonylvalylarginylphenylalanylprolylglycylas partylvalyltyrosyllysylvalyltyrosylarginyltyrosylasparaginylalanylvalylleucylaspartylprolylleucylisoleucylt hreonylalanylleucylleucylglycylthreonylphenylalanylaspartylthreonylarginylasparaginylarginylisoleucyli soleucylglutamylvalylglutamylasparaginylglutaminylglutaminylserylprolylthreonylthreonylalanylglutam ylthreonylleucylaspartylalanylthreonylarginylarginylvalylaspartylaspartylalanylthreonylvalylalanylisoleu cylarginylserylalanylasparaginylisoleucylasparaginylleucylvalylasparaginylglutamylleucylvalylarginylgl ycylthreonylglycylleucyltyrosylasparaginylglutaminylasparaginylthreonylphenylalanylglutamylserylmet hionylserylglycylleucylvalyltryptophylthreonylserylalanylprolylalanyltitinmethionylglutaminylarginyltyros ylglutamylserylleucylphenylalanylalanylisoleucylcysteinylprolylprolylaspartylalanylaspartylaspartylasp artylleucylleucylarginylglutaminylisoleucylalanylseryltyrosylglycylarginylglycyltyrosylthreonyltyrosylleu</text:p>
      <text:p text:style-name="Standard"><text:s/>cylleucylserylarginylalanylglycylvalylthreonylglycylalanylglutamylasparaginylarginylalanylalanylleucylp <text:soft-page-break/>rolylleucylasparaginylhistidylleucylvalylalanyllysylleucyllysylglutamyltyrosylasparaginylalanylalanylprol ylprolylleucylglutaminylglycylphenylalanylglycylisoleucylserylalanylprolylaspartylglutaminylvalyllysylal anylalanylisoleucylaspartylalanylglycylalanylalanylglycylalanylisoleucylserylglycylserylalanylisoleucylv alyllysylisoleucylisoleucylglutamylglutaminylhistidylasparaginylisoleucylglutamylprolylglutamyllysylmet hionylleucylalanylalanylleucyllysylvalylphenylalanylvalylglutaminylprolylmethionyllysylalanylalanylthre onylarginylacetylseryltyrosylserylisoleucylthreonylserylprolylserylglutaminylphenylalanylvalylphenylala nylleucylserylserylvalyltryptophylalanylaspartylprolylisoleucylglutamylleucylleucylasparaginylvalylcyst einylthreonylserylserylleucylglycylasparaginylglutaminylphenylalanylglutaminylthreonylglutaminylgluta minylalanylarginylthreonylthreonylglutaminylvalylglutaminylglutaminylphenylalanylserylglutaminylvalyl tryptophyllysylprolylphenylalanylprolylglutaminylserylthreonylvalylarginylphenylalanylprolylglycylaspar tylvalyltyrosyllysylvalyltyrosylarginyltyrosylasparaginylalanylvalylleucylaspartylprolylleucylisoleucylthre onylalanylleucylleucylglycylthreonylphenylalanylaspartylthreonylarginylasparaginylarginylisoleucylisol eucylglutamylvalylglutamylasparaginylglutaminylglutaminylserylprolylthreonylthreonylalanylglutamylth reonylleucylaspartylalanylthreonylarginylarginylvalylaspartylaspartylalanylthreonylvalylalanylisoleucyl arginylserylalanylasparaginylisoleucylasparaginylleucylvalylasparaginylglutamylleucylvalylarginylglyc ylthreonylglycylleucyltyrosylasparaginylglutaminylasparaginylthreonylphenylalanylglutamylserylmethi onylserylglycylleucylvalyltryptophylthreonylserylalanylprolylalanyltitinmethionylglutaminylarginyltyrosyl glutamylserylleucylphenylalanylalanylmethionylthreonylthreonylglutaminylarginyltyrosylglutamylseryll eucylphenylalanylalanylglutaminylleucyllysylglutamylarginyllysylglutamylglycylalanylphenylalanylvalyl prolylphenylalanylvalylthreonylleucylglycylaspartylprolylglycylisoleucylglutamylglutaminylserylleucylly sylisoleucylaspartylthreonylleucylisoleucylglutamylalanylglycylalanylaspartylalanylleucylglutamylleucy lglycylisoleucylprolylphenylalanylserylaspartylprolylleucylalanylaspartylglycylprolylthreonylisoleucylglu taminylasparaginylalanylthreonylleucylarginylalanylphenylalanylalanylalanylglycylvalylthreonylprolylal anylglutaminylcysteinylphenylalanylglutamylmethionylleucylalanylleucylisoleucylarginylglutaminyllysyl histidylprolylthreonylisoleucylprolylisoleucylglycylleucylleucylmethionyltyrosylalanylasparaginylleucylv alylphenylalanylasparaginyllysylglycylisoleucylaspartylglutamylphenylalanyltyrosylalanylglutaminylcys <text:soft-page-break/>teinylglutamyllysylvalylglycylvalylaspartylserylvalylleucylvalylalanylaspartylvalylprolylvalylglutaminylgl utamylserylalanylprolylphenylalanylarginylglutaminylalanylalanylleucylarginylhistidylasparaginylvalylal anylprolylisoleucylphe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<text:soft-page-break/>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 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<text:soft-page-break/>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isoleucylcysteinylprolylprolylaspartylalanylaspartylaspartylaspartylleuc ylleucylarginylglutaminylisoleucylalanylseryltyrosylglycylarginylglycyltyrosylthreonyltyrosylleucylleucyl serylarginylalanylglycylvalylthreonylglycylalanylglutamylasparaginylarginylalanylalanylleucylprolylleuc ylasparaginylhistidylleucylvalylalanyllysylleucyllysylglutamyltyrosylasparaginylalanylalanylprolylprolyll eucylglutaminylglycylphenylalanylglycylisoleucylserylalanylprolylaspartylglutaminylvalyllysylalanylalan ylisoleucylaspartylalanylglycylalanylalanylglycylalanylisoleucylserylglycylserylalanylisoleucylvalyllysyli soleucylisoleucylglutamylglutaminylhistidylasparaginylisoleucylglutamylprolylglutamyllysylmethionylle</text:p>
      <text:p text:style-name="Standard"><text:s/>ucylalanylalanylleucyllysylvalylphenylalanylvalylglutaminylprolylmethionyllysylalanylalanylthreonylargi nylacetylseryltyrosylserylisoleucylthreonylserylprolylserylglutaminylphenylalanylvalylphenylalanylleuc ylserylserylvalyltryptophylalanylaspartylprolylisoleucylglutamylleucylleucylasparaginylvalylcysteinylthr eonylserylserylleucylglycylasparaginylglutaminylphenylalanylglutaminylthreonylglutaminylglutaminylal anylarginylthreonylthreonylglutaminylvalylglutaminylglutaminylphenylalanylserylglutaminylvalyltryptop hyllysylprolylphenylalanylprolylglutaminylserylthreonylvalylarginylphenylalanylprolylglycylaspartylvalyl tyrosyllysylvalyltyrosylarginyltyrosylasparaginylalanylvalylleucylaspartylprolylleucylisoleucylthreonylal anylleucylleucylglycylthreonylphenylalanylaspartylthreonylarginylasparaginylarginylisoleucylisoleucylg lutamylvalylglutamylasparaginylglutaminylglutaminylserylprolylthreonylthreonylalanylglutamylthr<text:soft-page-break/>eonyll eucylaspartylalanylthreonylarginylarginylvalylaspartylaspartylalanylthreonylvalylalanylisoleucylarginyl serylalanylasparaginylisoleucylasparaginylleucylvalylasparaginylglutamylleucylvalylarginylglycylthreo nylglycylleucyltyrosylasparaginylglutaminylasparaginylthreonylphenylalanylglutamylserylmethionylser ylglycylleucylvalyltryptophylthreonylserylalanylprolylalanyltitinmethionylglutaminylarginyltyrosylglutam ylserylleucylphenylalanylalanylmethionylthreonylthreonylglutaminylarginyltyrosylglutamylserylleucylph enylalanylalanylglutaminylleucyllysylglutamylarginyllysylglutamylglycylalanylphenylalanylvalylprolylph enylalanylvalylthreonylleucylglycylaspartylprolylglycylisoleucylglutamylglutaminylserylleucyllysylisoleu cylaspartylthreonylleucylisoleucylglutamylalanylglycylalanylaspartylalanylleucylglutamylleucylglycyliso leucylprolylphenylalanylserylaspartylprolylleucylalanylaspartylglycylprolylthreonylisoleucylglutaminyla sparaginylalanylthreonylleucylarginylalanylphenylalanylalanylalanylglycylvalylthreonylprolylalanylgluta minylcysteinylphenylalanylglutamylmethionylleucylalanylleucylisoleucylarginylglutaminyllysylhistidylpr olylthreonylisoleucylprolylisoleucylglycylleucylleucylmethionyltyrosylalanylasparaginylleucylvalylphen ylalanylasparaginyllysylglycylisoleucylaspartylglutamylphenylalanyltyrosylalanylglutaminylcysteinylglu tamyllysylvalylglycylvalylaspartylserylvalylleucylvalylalanylaspartylvalylprolylvalylglutaminylglutamylse rylalanylprolylphenylalanylarginylglutaminylalanylalanylleucylarginylhistidylasparaginylvalylalanylproly lisoleucylphenylalanylisoleucylcysteinylprolylprolylaspartylalanylaspartylaspartylaspartylleucylleucylar ginylglutaminylisoleucylalanylseryltyrosylglycylarginylglycyltyrosylthreonyltyrosylleucylleucylserylargin ylalanylglycylvalylthreonylglycylalanylglutamylasparaginylarginylalanylalanylleucylprolylleucylasparagi nylhistidylleucylvalylalanyllysylleucyllysylglutamyltyrosylasparaginylalanylalanylprolylprolylleucylgluta minylglycylphenylalanylglycylisoleucylserylalanylprolylaspartylglutaminylvalyllysylalanylalanylisoleucyl aspartylalanylglycylalanylalanylglycylalanylisoleucylserylglycylserylalanylisoleucylvalyllysylisoleucylis oleucylglutamylglutaminylhistidylasparaginylisoleucylglutamylprolylglutamyllysylmethionylleucylalanyl alanylleucyllysylvalylphenylalanylvalylglutaminylprolylmethionyllysylalanylalanylthreonylarginylacetyls eryltyrosylserylisoleucylthreonylserylprolylserylglutaminylphenylalanylvalylphenylalanylleucylserylsery lvalyltryptophylalanylaspartylprolylisoleucylglutamylleucylleucylasparaginylvalylcysteinylthreonylseryls erylleucylglycylasparaginylglutaminylphenylalanylglutaminylthreonylglutaminylglutaminylalanylar<text:soft-page-break/>ginylt hreonylthreonylglutaminylvalylglutaminylglutaminylphenylalanylserylglutaminylvalyltryptophyllysylprol ylphenylalanylprolylglutaminylserylthreonylvalylarginylphenylalanylprolylglycylaspartylvalyltyrosyllysyl valyltyrosylarginyltyrosylasparaginylalanylvalylleucylaspartylprolylleucylisoleucylthreonylalanylleucylle ucylglycylthreonylphenylalanylaspartylthreonylarginylasparaginylarginylisoleucylisoleucylglutamylvalyl glutamylasparaginylglutaminylglutaminylserylprolylthreonylthreonylalanylglutamylthreonylleucylaspart ylalanylthreonylarginylarginylvalylaspartylaspartylalanylthreonylvalylalanylisoleucylarginylserylalanyla sparaginylisoleucylasparaginylleucylvalylasparaginylglutamylleucylvalylarginylglycylthreonylglycylleuc yltyrosylasparaginylglutaminylasparaginylthreonylphenylalanylglutamylserylmethionylserylglycylleucyl valyltryptophylthreonylserylalanylprolylalanyltitinmethionylglutaminylarginyltyrosylglutamylserylleucylp henylalanylalanylisoleucylcysteinylprolylprolylaspartylalanylaspartylaspartylaspartylleucylleucylarginyl glutaminylisoleucylalanylseryltyrosylglycylarginylglycyltyrosylthreonyltyrosylleucylleucylserylarginylala nylglycylvalylthreonylglycylalanylglutamylasparaginylarginylalanylalanylleucylprolylleucylasparaginylhi stidylleucylvalylalanyllysylleucyllysylglutamyltyrosylasparaginylalanylalanylprolylprolylleucylglutaminyl glycylphenylalanylglycylisoleucylserylalanylprolylaspartylglutaminylvalyllysylalanylalanylisoleucylaspa rtylalanylglycylalanylalanylglycylalanylisoleucylserylglycylserylalanylisoleucylvalyllysylisoleucylisoleuc ylglutamylglutaminylhistidylasparaginylisoleucylglutamylprolylglutamyllysylmethionylleucylalanylalanyl leucyllysylvalylphenylalanylvalylglutaminylprolylmethionyllysylalanylalanylthreonylarginylacetylseryltyr osylserylisoleucylthreonylserylprolylserylglutaminylphenylalanylvalylphenylalanylleucylserylserylvalylt ryptophylalanylaspartylprolylisoleucylglutamylleucylleucylasparaginylvalylcysteinylthreonylserylserylle ucylglycylasparaginylglutaminylphenylalanylglutaminylthreonylglutaminylglutaminylalanylarginylthreo nylthreonylglutaminylvalylglutaminylglutaminylphenylalanylserylglutaminylvalyltryptophyllysylprolylphe nylalanylprolylglutaminylserylthreonylvalylarginylphenylalanylprolylglycylaspartylvalyltyrosyllysylvalylt yrosylarginyltyrosylasparaginylalanylvalylleucylaspartylprolylleucylisoleucylthreonylalanylleucylleucylg lycylthreonylphenylalanylaspartylthreonylarginylasparaginylarginylisoleucylisoleucylglutamylvalylgluta mylasparaginylglutaminylglutaminylserylprolylthreonylthreonylalanylglutamylthreonylleucylaspartylala nylthreonylarginylarginylvalylaspartylaspartylalanylthreonylvalylalanylisoleucylarginylserylalanyla<text:soft-page-break/>spar aginylisoleucylasparaginylleucylvalylasparaginylglutamylleucylvalylarginylglycylthreonylglycylleucyltyr osylasparaginylglutaminylasparaginylthreonylphenylalanylglutamylserylmethionylserylglycylleucylvaly ltryptophylthreonylserylalanylprolylalanyltitinmethionylglutaminylarginyltyrosylglutamylserylleucylphen ylalanylalanylisoleucylcysteinylprolylprolylaspartylalanylaspartylaspartylaspartylleucylleucylarginylglut aminylisoleucylalanylseryltyrosylglycylarginylglycyltyrosylthreonyltyrosylleucylleucylserylarginylalanyl glycylvalylthreonylglycylalanylglutamylasparaginylarginylalanylalanylleucylprolylleucylasparaginylhisti dylleucylvalylalanyllysylleucyllysylglutamyltyrosylasparaginylalanylalanylprolylprolylleucylglutaminylgl ycylphenylalanylglycylisoleucylserylalanylprolylaspartylglutaminylvalyllysylalanylalanylisoleucylaspart ylalanylglycylalanylalanylglycylalanylisoleucylserylglycylserylalanylisoleucylvalyllysylisoleucylisoleucyl glutamylglutaminylhistidylasparaginylisoleucylglutamylprolylglutamyllysylmethionylleucylalanylalanylle ucyllysylvalylphenylalanylvalylglutaminylprolylmethionyllysylalanylalanylthreonylarginylacetylseryltyro sylserylisoleucylthreonylserylprolylserylglutaminylphenylalanylvalylphenylalanylleucylserylserylvalyltry ptophylalanylaspartylprolylisoleucylglutamylleucylleucylasparaginylvalylcysteinylthreonylserylserylleu cylglycylasparaginylglutaminylphenylalanylglutaminylthreonylglutaminylglutaminylalanylarginylthreony lthreonylglutaminylvalylglutaminylglutaminylphenylalanylserylglutaminylvalyltryptophyllysylprolylpheny lalanylprolylglutaminylserylthreonylvalylarginylphenylalanylprolylglycylaspartylvalyltyrosyllysylvalyltyro sylarginyltyrosylasparaginylalanylvalylleucylaspartylprolylleucylisoleucylthreonylalanylleucylleucylglyc ylthreonylphenylalanylaspartylthreonylarginylasparaginylarginylisoleucylisoleucylglutamylvalylglutamy lasparaginylglutaminylglutaminylserylprolylthreonylthreonylalanylglutamylthreonylleucylaspartylalanylt hreonylarginylarginylvalylaspartylaspartylalanylthreonylvalylalanylisoleucylarginylserylalanylasparagin ylisoleucylasparaginylleucylvalylasparaginylglutamylleucylvalylarginylglycylthreonylglycylleucyltyrosyl asparaginylglutaminylasparaginylthreonylphenylalanylglutamylserylmethionylserylglycylleucylvalyltryp tophylthreonylserylalanylprolylalanyltitinmethionylglutaminylarginyltyrosylglutamylserylleucylphenylala nylalanylisoleucylcysteinylprolylprolylaspartylalanylaspartylaspartylaspartylleucylleucylarginylglutamin ylisoleucylalanylseryltyrosylglycylarginylglycyltyrosylthreonyltyrosylleucylleucylserylarginylalanylglycyl valylthreonylglycylalanylglutamylasparaginylarginylalanylalanylleucylprolylleucylasparaginylhisti<text:soft-page-break/>dylleu cylvalylalanyllysylleucyllysylglutamyltyrosylasparaginylalanylalanylprolylprolylleucylglutaminylglycylph enylalanylglycylisoleucylserylalanylprolylaspartylglutaminylvalyllysylalanylalanylisoleucylaspartylalany lglycylalanylalanylglycylalanylisoleucylserylglycylserylalanylisoleucylvalyllysylisoleucylisoleucylglutam ylglutaminylhistidylasparaginylisoleucylglutamylprolylglutamyllysylmethionylleucylalanylalanylleucyllys ylvalylphenylalanylvalylglutaminylprolylmethionyllysylalanylalanylthreonylarginylacetylseryltyrosylseryl isoleucylthreonylserylprolylserylglutaminylphenylalanylvalylphenylalanylleucylserylserylvalyltryptophyl alanylaspartylprolylisoleucylglutamylleucylleucylasparaginylvalylcysteinylthreonylserylserylleucylglycy lasparaginylglutaminylphenylalanylglutaminylthreonylglutaminylglutaminylalanylarginylthreonylthreon ylglutaminylvalylglutaminylglutaminylphenylalanylserylglutaminylvalyltryptophyllysylprolylphenylalanyl</text:p>
      <text:p text:style-name="Standard"><text:s/>prolylglutaminylserylthreonylvalylarginylphenylalanylprolylglycylaspartylvalyltyrosyllysylvalyltyrosylargi nyltyrosylasparaginylalanylvalylleucylaspartylprolylleucylisoleucylthreonylalanylleucylleucylglycylthreo nylphenylalanylaspartylthreonylarginylasparaginylarginylisoleucylisoleucylglutamylvalylglutamylaspar aginylglutaminylglutaminylserylprolylthreonylthreonylalanylglutamylthreonylleucylaspartylalanylthreon ylarginylarginylvalylaspartylaspartylalanylthreonylvalylalanylisoleucylarginylserylalanylasparaginylisol eucylasparaginylleucylvalylasparaginylglutamylleucylvalylarginylglycylthreonylglycylleucyltyrosylaspar aginylglutaminylasparaginylthreonylphenylalanylglutamylserylmethionylserylglycylleucylvalyltryptophy lthreonylserylalanylprolylalanyltitinmethionylglutaminylarginyltyrosylglutamylserylleucylphenylalanylal anylmethionylthreonylthreonylglutaminylarginyltyrosylglutamylserylleucylphenylalanylalanylglutaminyll eucyllysylglutamylarginyllysylglutamylglycylalanylphenylalanylvalylprolylphenylalanylvalylthreonylleuc ylglycylaspartylprolylglycylisoleucylglutamylglutaminylserylleucyllysylisoleucylaspartylthreonylleucylis oleucylglutamylalanylglycylalanylaspartylalanylleucylglutamylleucylglycylisoleucylprolylphenylalanylse rylaspartylprolylleucylalanylaspartylglycylprolylthreonylisoleucylglutaminylasparaginylalanylthreonylle ucylarginylalanylphenylalanylalanylalanylglycylvalylthreonylprolylalanylglutaminylcysteinylphenylalany lglutamylmethionylleucylalanylleucylisoleucylarginylglutaminyllysylhistidylprolylthreonylisoleucylprolyli soleucylglycylleucylleucylmethionyltyrosylalanylasparaginylleucylvalylphenylalanylasparaginyllysylgly <text:soft-page-break/>cylisoleucylaspartylglutamylphenylalanyltyrosylalanylglutaminylcysteinylglutamyllysylvalylglycylvalyla spartylserylvalylleucylvalylalanylaspartylvalylprolylvalylglutaminylglutamylserylalanylprolylphenylalany larginylglutaminylalanylalanylleucylarginylhistidylasparaginylvalylalanylprolylisoleucylphenylalanylisol eucylcysteinylprolylprolylaspartylalanylaspartylaspartylaspartylleucylleucylarginylglutaminylisoleucylal anylseryltyrosylglycylarginylglycyltyrosylthreonyltyrosylleucylleucylserylarginylalanylglycylvalylthreony lglycylalanylglutamylasparaginylarginylalanylalanylleucylprolylleucylasparaginylhistidylleucylvalylalan yllysylleucyllysylglutamyltyrosylasparaginylalanylalanylprolylprolylleucylglutaminylglycylphenylalanylgl ycylisoleucylserylalanylprolylaspartylglutaminylvalyllysylalanylalanylisoleucylaspartylalanylglycylalany lalanylglycylalanylisoleucylserylglycylserylalanylisoleucylvalyllysylisoleucylisoleucylglutamylglutaminyl histidylasparaginylisoleucylglutamylprolylglutamyllysylmethionylleucylalanylalanylleucyllysylvalylphen ylalanylvalylglutaminylprolylmethionyllysylalanylalanylthreonylarginylacetylseryltyrosylserylisoleucylth reonylserylprolylserylglutaminylphenylalanylvalylphenylalanylleucylserylserylvalyltryptophylalanylaspa rtylprolylisoleucylglutamylleucylleucylasparaginylvalylcysteinylthreonylserylserylleucylglycylasparagin ylglutaminylphenylalanylglutaminylthreonylglutaminylglutaminylalanylarginylthreonylthreonylglutaminy lvalylglutaminylglutaminylphenylalanylserylglutaminylvalyltryptophyllysylprolylphenylalanylprolylgluta minylserylthreonylvalylarginylphenylalanylprolylglycylaspartylvalyltyrosyllysylvalyltyrosylarginyltyrosyl asparaginylalanylvalylleucylaspartylprolylleucylisoleucylthreonylalanylleucylleucylglycylthreonylphenyl alanylaspartylthreonylarginylasparaginylarginylisoleucylisoleucylglutamylvalylglutamylasparaginylglut aminylglutaminylserylprolylthreonylthreonylalanylglutamylthreonylleucylaspartylalanylthreonylarginyla rginylvalylaspartylaspartylalanylthreonylvalylalanylisoleucylarginylserylalanylasparaginylisoleucylaspa raginylleucylvalylasparaginylglutamylleucylvalylarginylglycylthreonylglycylleucyltyrosylasparaginylglut aminylasparaginylthreonylphenylalanylglutamylserylmethionylserylglycylleucylvalyltryptophylthreonyls erylalanylprolylalanyltitinmethionylglutaminylarginyltyrosylglutamylserylleucylphenylalanylalanylisoleu cylcysteinylprolylprolylaspartylalanylaspartylaspartylaspartylleucylleucylarginylglutaminylisoleucylalan ylseryltyrosylglycylarginylglycyltyrosylthreonyltyrosylleucylleucylserylarginylalanylglycylvalylthreonylgl ycylalanylglutamylasparaginylarginylalanylalanylleucylprolylleucylasparaginylhistidylleucylvalylalanyll <text:soft-page-break/>ysylleucyllysylglutamyltyrosylasparaginylalanylalanylprolylprolylleucylglutaminylglycylphenylalanylglyc ylisoleucylserylalanylprolylaspartylglutaminylvalyllysylalanylalanylisoleucylaspartylalanylglycylalanylal anylglycylalanylisoleucylserylglycylserylalanylisoleucylvalyllysylisoleucylisoleucylglutamylglutaminylhi stidylasparaginylisoleucylglutamylprolylglutamyllysylmethionylleucylalanylalanylleucyllysylvalylphenyl alanylvalylglutaminylprolylmethionyllysylalanylalanylthreonylarginylacetylseryltyrosylserylisoleucylthre onylserylprolylserylglutaminylphenylalanylvalylphenylalanylleucylserylserylvalyltryptophylalanylaspart ylprolylisoleucylglutamylleucylleucylasparaginylvalylcysteinylthreonylserylserylleucylglycylasparaginyl glutaminylphenylalanylglutaminylthreonylglutaminylglutaminylalanylarginylthreonylthreonylglutaminylv alylglutaminylglutaminylphenylalanylserylglutaminylvalyltryptophyllysylprolylphenylalanylprolylglutami nylserylthreonylvalylarginylphenylalanylprolylglycylaspartylvalyltyrosyllysylvalyltyrosylarginyltyrosylas paraginylalanylvalylleucylaspartylprolylleucylisoleucylthreonylalanylleucylleucylglycylthreonylphenylal anylaspartylthreonylarginylasparaginylarginylisoleucylisoleucylglutamylvalylglutamylasparaginylgluta minylglutaminylserylprolylthreonylthreonylalanylglutamylthreonylleucylaspartylalanylthreonylarginylar ginylvalylaspartylaspartylalanylthreonylvalylalanylisoleucylarginylserylalanylasparaginylisoleucylaspar aginylleucylvalylasparaginylglutamylleucylvalylarginylglycylthreonylglycylleucyltyrosylasparaginylgluta minylasparaginylthreonylphenylalanylglutamylserylmethionylserylglycylleucylvalyltryptophylthreonylse rylalanylprolylalanyltitinmethionylglutaminylarginyltyrosylglutamylserylleucylphenylalanylalanylisoleuc ylcysteinylprolylprolylaspartylalanylaspartylaspartylaspartylleucylleucylarginylglutaminylisoleucylalany lseryltyrosylglycylarginylglycyltyrosylthreonyltyrosylleucylleucylserylarginylalanylglycylvalylthreonylgly cylalanylglutamylasparaginylarginylalanylalanylleucylprolylleucylasparaginylhistidylleucylvalylalanylly sylleucyllysylglutamyltyrosylasparaginylalanylalanylprolylprolylleucylglutaminylglycylphenylalanylglycy lisoleucylserylalanylprolylaspartylglutaminylvalyllysylalanylalanylisoleucylaspartylalanylglycylalanylala nylglycylalanylisoleucylserylglycylserylalanylisoleucylvalyllysylisoleucylisoleucylglutamylglutaminylhist idylasparaginylisoleucylglutamylprolylglutamyllysylmethionylleucylalanylalanylleucyllysylvalylphenylal anylvalylglutaminylprolylmethionyllysylalanylalanylthreonylarginylacetylseryltyrosylserylisoleucylthreo nylserylprolylserylglutaminylphenylalanylvalylphenylalanylleucylserylserylvalyltryptophylalanylaspartyl <text:soft-page-break/>prolylisoleucylglutamylleucylleucylasparaginylvalylcysteinylthreonylserylserylleucylglycylasparaginylgl utaminylphenylalanylglutaminylthreonylglutaminylglutaminylalanylarginylthreonylthreonylglutaminylval ylglutaminylglutaminylphenylalanylserylglutaminylvalyltryptophyllysylprolylphenylalanylprolylglutaminy lserylthreonylvalylarginylphenylalanylprolylglycylaspartylvalyltyrosyllysylvalyltyrosylarginyltyrosylaspar aginylalanylvalylleucylaspartylprolylleucylisoleucylthreonylalanylleucylleucylglycylthreonylphenylalany laspartylthreonylarginylasparaginylarginylisoleucylisoleucylglutamylvalylglutamylasparaginylglutaminy lglutaminylserylprolylthreonylthreonylalanylglutamylthreonylleucylaspartylalanylthreonylarginylarginylv alylaspartylaspartylalanylthreonylvalylalanylisoleucylarginylserylalanylasparaginylisoleucylasparaginyl leucylvalylasparaginylglutamylleucylvalylarginylglycylthreonylglycylleucyltyrosylasparaginylglutaminyl asparaginylthreonylphenylalanylglutamylserylmethionylserylglycylleucylvalyltryptophylthreonylserylala nylprolylalanyltitinmethionylglutaminylarginyltyrosylglutamylserylleucylphenylalanylalanylisoleucylcyst einylprolylprolylaspartylalanylaspartylaspartylaspartylleucylleucylarginylglutaminylisoleucylalanylserylt yrosylglycylarginylglycyltyrosylthreonyltyrosylleucylleucylserylarginylalanylglycylvalylthreonylglycylala nylglutamylasparaginylarginylalanylalanylleucylprolylleucylasparaginylhistidylleucylvalylalanyllysylleu cyllysylglutamyltyrosylasparaginylalanylalanylprolylprolylleucylglutaminylglycylphenylalanylglycylisole ucylserylalanylprolylaspartylglutaminylvalyllysylalanylalanylisoleucylaspartylalanylglycylalanylalanylgl ycylalanylisoleucylserylglycylserylalanylisoleucylvalyllysylisoleucylisoleucylglutamylglutaminylhistidyla sparaginylisoleucylglutamylprolylglutamyllysylmethionylleucylalanylalanylleucyllysylvalylphenylalanylv alylglutaminylprolylmethionyllysylalanylalanylthreonylarginylacetylseryltyrosylserylisoleucylthreonylser ylprolylserylglutaminylphenylalanylvalylphenylalanylleucylserylserylvalyltryptophylalanylaspartylprolyli soleucylglutamylleucylleucylasparaginylvalylcysteinylthreonylserylserylleucylglycylasparaginylglutami nylphenylalanylglutaminylthreonylglutaminylglutaminylalanylarginylthreonylthreonylglutaminylvalylglut aminylglutaminylphenylalanylserylglutaminylvalyltryptophyllysylprolylphenylalanylprolylglutaminylseryl threonylvalylarginylphenylalanylprolylglycylaspartylvalyltyrosyllysylvalyltyrosylarginyltyrosylasparagin ylalanylvalylleucylaspartylprolylleucylisoleucylthreonylalanylleucylleucylglycylthreonylphenylalanylasp artylthreonylarginylasparaginylarginylisoleucylisoleucylglutamylvalylglutamylasparaginylglutaminylglut <text:soft-page-break/>aminylserylprolylthreonylthreonylalanylglutamylthreonylleucylaspartylalanylthreonylarginylarginylvalyl aspartylaspartylalanylthreonylvalylalanylisoleucylarginylserylalanylasparaginylisoleucylasparaginylleu</text:p>
      <text:p text:style-name="Standard"><text:s/>cylvalylasparaginylglutamylleucylvalylarginylglycylthreonylglycylleucyltyrosylasparaginylglutaminylasp araginylthreonylphenylalanylglutamylserylmethionylserylglycylleucylvalyltryptophylthreonylserylalanyl prolylalanyltitinmethionylglutaminylarginyltyrosylglutamylserylleucylphenylalanylalanylmethionylthreon ylthreonylglutaminylarginyltyrosylglutamylserylleucylphenylalanylalanylglutaminylleucyllysylglutamylar ginyllysylglutamylglycylalanylphenylalanylvalylprolylphenylalanylvalylthreonylleucylglycylaspartylprolyl glycylisoleucylglutamylglutaminylserylleucyllysylisoleucylaspartylthreonylleucylisoleucylglutamylalanyl glycylalanylaspartylalanylleucylglutamylleucylglycylisoleucylprolylphenylalanylserylaspartylprolylleucy lalanylaspartylglycylprolylthreonylisoleucylglutaminylasparaginylalanylthreonylleucylarginylalanylphen ylalanylalanylalanylglycylvalylthreonylprolylalanylglutaminylcysteinylphenylalanylglutamylmethionylleu cylalanylleucylisoleucylarginylglutaminyllysylhistidylprolylthreonylisoleucylprolylisoleucylglycylleucylle ucylmethionyltyrosylalanylasparaginylleucylvalylphenylalanylasparaginyllysylglycylisoleucylaspartylgl utamylphenylalanyltyrosylalanylglutaminylcysteinylglutamyllysylvalylglycylvalylaspartylserylvalylleucyl valylalanylaspartylvalylprolylvalylglutaminylglutamylserylalanylprolylphenylalanylarginylglutaminylalan ylalanylleucylarginylhistidylasparaginylvalylalanylprolylisoleucylphenylalanylisoleucylcysteinylprolylpr olylaspartylalanylaspartylaspartylaspartylleucylleucylarginylglutaminylisoleucylalanylseryltyrosylglycyl 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<text:soft-page-break/>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<text:soft-page-break/>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isoleucylcysteinylprolylp rolylaspartylalanylaspartylaspartylaspartylleucylleucylarginylglutaminylisoleucylalanylseryltyrosylglycy larginylglycyltyrosylthreonyltyrosylleucylleucylserylarginylalanylglycylvalylthreonylglycylalanylgl<text:soft-page-break/>utamyl asparaginylarginylalanylalanylleucylprolylleucylasparaginylhistidylleucylvalylalanyllysylleucyllysylgluta myltyrosylasparaginylalanylalanylprolylprolylleucylglutaminylglycylphenylalanylglycylisoleucylserylala nylprolylaspartylglutaminylvalyllysylalanylalanylisoleucylaspartylalanylglycylalanylalanylglycylalanylis oleucylserylglycylserylalanylisoleucylvalyllysylisoleucylisoleucylglutamylglutaminylhistidylasparaginyli soleucylglutamylprolylglutamyllysylmethionylleucylalanylalanylleucyllysylvalylphenylalanylvalylglutami nylprolylmethionyllysylalanylalanylthreonylarginylacetylseryltyrosylserylisoleucylthreonylserylprolylser ylglutaminylphenylalanylvalylphenylalanylleucylserylserylvalyltryptophylalanylaspartylprolylisoleucylgl utamylleucylleucylasparaginylvalylcysteinylthreonylserylserylleucylglycylasparaginylglutaminylphenyl alanylglutaminylthreonylglutaminylglutaminylalanylarginylthreonylthreonylglutaminylvalylglutaminylglu taminylphenylalanylserylglutaminylvalyltryptophyllysylprolylphenylalanylprolylglutaminylserylthreonylv alylarginylphenylalanylprolylglycylaspartylvalyltyrosyllysylvalyltyrosylarginyltyrosylasparaginylalanylva lylleucylaspartylprolylleucylisoleucylthreonylalanylleucylleucylglycylthreonylphenylalanylaspartylthreo nylarginylasparaginylarginylisoleucylisoleucylglutamylvalylglutamylasparaginylglutaminylglutaminylse rylprolylthreonylthreonylalanylglutamylthreonylleucylaspartylalanylthreonylarginylarginylvalylaspartyla spartylalanylthreonylvalylalanylisoleucylarginylserylalanylasparaginylisoleucylasparaginylleucylvalyla sparaginylglutamylleucylvalylarginylglycylthreonylglycylleucyltyrosylasparaginylglutaminylasparaginylt hreonylphenylalanylglutamylserylmethionylserylglycylleucylvalyltryptophylthreonylserylalanylprolylala nyltitinmethionylglutaminylarginyltyrosylglutamylserylleucylphenylalanylalanylmethionylthreonylthreon ylglutaminylarginyltyrosylglutamylserylleucylphenylalanylalanylglutaminylleucyllysylglutamylarginyllys ylglutamylglycylalanylphenylalanylvalylprolylphenylalanylvalylthreonylleucylglycylaspartylprolylglycylis</text:p>
      <text:p text:style-name="Standard"><text:s/>oleucylglutamylglutaminylserylleucyllysylisoleucylaspartylthreonylleucylisoleucylglutamylalanylglycylal anylaspartylalanylleucylglutamylleucylglycylisoleucylprolylphenylalanylserylaspartylprolylleucylalanyla spartylglycylprolylthreonylisoleucylglutaminylasparaginylalanylthreonylleucylarginylalanylphenylalanyl alanylalanylglycylvalylthreonylprolylalanylglutaminylcysteinylphenylalanylglutamylmethionylleucylalan ylleucylisoleucylarginylglutaminyllysylhistidylprolylthreonylisoleucylprolylisoleucylglycylleucylleucylmet <text:soft-page-break/>hionyltyrosylalanylasparaginylleucylvalylphenylalanylasparaginyllysylglycylisoleucylaspartylglutamylp henylalanyltyrosylalanylglutaminylcysteinylglutamyllysylvalylglycylvalylaspartylserylvalylleucylvalylala nylaspartylvalylprolylvalylglutaminylglutamylserylalanylprolylphenylalanylarginylglutaminylalanylalanyl leucylarginylhistidylasparaginylvalylalanylprolylisoleucylphenylalanylisoleucylcysteinylprolylprolylaspa rtylalanylaspartylaspartylaspartylleucylleucylarginylglutaminylisoleucylalanylseryltyrosylglycylarginylgl ycyltyrosylthreonyltyrosylleucylleucylserylarginylalanylglycylvalylthreonylglycylalanylglutamylasparagi nylarginylalanylalanylleucylprolylleucylasparaginylhistidylleucylvalylalanyllysylleucyllysylglutamyltyros ylasparaginylalanylalanylprolylprolylleucylglutaminylglycylphenylalanylglycylisoleucylserylalanylprolyl aspartylglutaminylvalyllysylalanylalanylisoleucylaspartylalanylglycylalanylalanylglycylalanylisoleucylse rylglycylserylalanylisoleucylvalyllysylisoleucylisoleucylglutamylglutaminylhistidylasparaginylisoleucylgl utamylprolylglutamyllysylmethionylleucylalanylalanylleucyllysylvalylphenylalanylvalylglutaminylprolylm ethionyllysylalanylalanylthreonylarginylacetylseryltyrosylserylisoleucylthreonylserylprolylserylglutamin ylphenylalanylvalylphenylalanylleucylserylserylvalyltryptophylalanylaspartylprolylisoleucylglutamylleuc ylleucylasparaginylvalylcysteinylthreonylserylserylleucylglycylasparaginylglutaminylphenylalanylgluta minylthreonylglutaminylglutaminylalanylarginylthreonylthreonylglutaminylvalylglutaminylglutaminylphe nylalanylserylglutaminylvalyltryptophyllysylprolylphenylalanylprolylglutaminylserylthreonylvalylarginylp henylalanylprolylglycylaspartylvalyltyrosyllysylvalyltyrosylarginyltyrosylasparaginylalanylvalylleucylasp artylprolylleucylisoleucylthreonylalanylleucylleucylglycylthreonylphenylalanylaspartylthreonylarginylas paraginylarginylisoleucylisoleucylglutamylvalylglutamylasparaginylglutaminylglutaminylserylprolylthre onylthreonylalanylglutamylthreonylleucylaspartylalanylthreonylarginylarginylvalylaspartylaspartylalany lthreonylvalylalanylisoleucylarginylserylalanylasparaginylisoleucylasparaginylleucylvalylasparaginylgl utamylleucylvalylarginylglycylthreonylglycylleucyltyrosylasparaginylglutaminylasparaginylthreonylphe nylalanylglutamylserylmethionylserylglycylleucylvalyltryptophylthreonylserylalanylprolylalanyltitinmethi onylglutaminylarginyltyrosylglutamylserylleucylphenylalanylalanylisoleucylcysteinylprolylprolylaspartyl alanylaspartylaspartylaspartylleucylleucylarginylglutaminylisoleucylalanylseryltyrosylglycylarginylglycy ltyrosylthreonyltyrosylleucylleucylserylarginylalanylglycylvalylthreonylglycylalanylglutamylasparaginyl <text:soft-page-break/>arginylalanylalanylleucylprolylleucylasparaginylhistidylleucylvalylalanyllysylleucyllysylglutamyltyrosyla sparaginylalanylalanylprolylprolylleucylglutaminylglycylphenylalanylglycylisoleucylserylalanylprolylasp artylglutaminylvalyllysylalanylalanylisoleucylaspartylalanylglycylalanylalanylglycylalanylisoleucylserylg lycylserylalanylisoleucylvalyllysylisoleucylisoleucylglutamylglutaminylhistidylasparaginylisoleucylgluta mylprolylglutamyllysylmethionylleucylalanylalanylleucyllysylvalylphenylalanylvalylglutaminylprolylmeth ionyllysylalanylalanylthreonylarginylacetylseryltyrosylserylisoleucylthreonylserylprolylserylglutaminylp henylalanylvalylphenylalanylleucylserylserylvalyltryptophylalanylaspartylprolylisoleucylglutamylleucyll eucylasparaginylvalylcysteinylthreonylserylserylleucylglycylasparaginylglutaminylphenylalanylglutami nylthreonylglutaminylglutaminylalanylarginylthreonylthreonylglutaminylvalylglutaminylglutaminylpheny lalanylserylglutaminylvalyltryptophyllysylprolylphenylalanylprolylglutaminylserylthreonylvalylarginylphe nylalanylprolylglycylaspartylvalyltyrosyllysylvalyltyrosylarginyltyrosylasparaginylalanylvalylleucylaspar tylprolylleucylisoleucylthreonylalanylleucylleucylglycylthreonylphenylalanylaspartylthreonylarginylaspa raginylarginylisoleucylisoleucylglutamylvalylglutamylasparaginylglutaminylglutaminylserylprolylthreon ylthreonylalanylglutamylthreonylleucylaspartylalanylthreonylarginylarginylvalylaspartylaspartylalanylth reonylvalylalanylisoleucylarginylserylalanylasparaginylisoleucylasparaginylleucylvalylasparaginylgluta mylleucylvalylarginylglycylthreonylglycylleucyltyrosylasparaginylglutaminylasparaginylthreonylphenyla lanylglutamylserylmethionylserylglycylleucylvalyltryptophylthreonylserylalanylprolylalanyltitinmethionyl glutaminylarginyltyrosylglutamylserylleucylphenylalanylalanylisoleucylcysteinylprolylprolylaspartylalan ylaspartylaspartylaspartylleucylleucylarginylglutaminylisoleucylalanylseryltyrosylglycylarginylglycyltyro sylthreonyltyrosylleucylleucylserylarginylalanylglycylvalylthreonylglycylalanylglutamylasparaginylargin ylalanylalanylleucylprolylleucylasparaginylhistidylleucylvalylalanyllysylleucyllysylglutamyltyrosylaspar aginylalanylalanylprolylprolylleucylglutaminylglycylphenylalanylglycylisoleucylserylalanylprolylaspartyl glutaminylvalyllysylalanylalanylisoleucylaspartylalanylglycylalanylalanylglycylalanylisoleucylserylglycy lserylalanylisoleucylvalyllysylisoleucylisoleucylglutamylglutaminylhistidylasparaginylisoleucylglutamyl prolylglutamyllysylmethionylleucylalanylalanylleucyllysylvalylphenylalanylvalylglutaminylprolylmethion yllysylalanylalanylthreonylarginylacetylseryltyrosylserylisoleucylthreonylserylprolylserylglutaminylphen <text:soft-page-break/>ylalanylvalylphenylalanylleucylserylserylvalyltryptophylalanylaspartylprolylisoleucylglutamylleucylleuc ylasparaginylvalylcysteinylthreonylserylserylleucylglycylasparaginylglutaminylphenylalanylglutaminylt hreonylglutaminylglutaminylalanylarginylthreonylthreonylglutaminylvalylglutaminylglutaminylphenylala nylserylglutaminylvalyltryptophyllysylprolylphenylalanylprolylglutaminylserylthreonylvalylarginylphenyl alanylprolylglycylaspartylvalyltyrosyllysylvalyltyrosylarginyltyrosylasparaginylalanylvalylleucylaspartyl prolylleucylisoleucylthreonylalanylleucylleucylglycylthreonylphenylalanylaspartylthreonylarginylaspara ginylarginylisoleucylisoleucylglutamylvalylglutamylasparaginylglutaminylglutaminylserylprolylthreonylt hreonylalanylglutamylthreonylleucylaspartylalanylthreonylarginylarginylvalylaspartylaspartylalanylthre onylvalylalanylisoleucylarginylserylalanylasparaginylisoleucylasparaginylleucylvalylasparaginylglutam ylleucylvalylarginylglycylthreonylglycylleucyltyrosylasparaginylglutaminylasparaginylthreonylphenylala nylglutamylserylmethionylserylglycylleucylvalyltryptophylthreonylserylalanylprolylalanyltitinmethionylgl utaminylarginyltyrosylglutamylserylleucylphenylalanylalanylisoleucylcysteinylprolylprolylaspartylalanyl aspartylaspartylaspartylleucylleucylarginylglutaminylisoleucylalanylseryltyrosylglycylarginylglycyltyros ylthreonyltyrosylleucylleucylserylarginylalanylglycylvalylthreonylglycylalanylglutamylasparaginylarginy lalanylalanylleucylprolylleucylasparaginylhistidylleucylvalylalanyllysylleucyllysylglutamyltyrosylaspara ginylalanylalanylprolylprolylleucylglutaminylglycylphenylalanylglycylisoleucylserylalanylprolylaspartylg lutaminylvalyllysylalanylalanylisoleucylaspartylalanylglycylalanylalanylglycylalanylisoleucylserylglycyls erylalanylisoleucylvalyllysylisoleucylisoleucylglutamylglutaminylhistidylasparaginylisoleucylglutamylpr olylglutamyllysylmethionylleucylalanylalanylleucyllysylvalylphenylalanylvalylglutaminylprolylmethionyll ysylalanylalanylthreonylarginylacetylseryltyrosylserylisoleucylthreonylserylprolylserylglutaminylphenyl alanylvalylphenylalanylleucylserylserylvalyltryptophylalanylaspartylprolylisoleucylglutamylleucylleucyl asparaginylvalylcysteinylthreonylserylserylleucylglycylasparaginylglutaminylphenylalanylglutaminylthr eonylglutaminylglutaminylalanylarginylthreonylthreonylglutaminylvalylglutaminylglutaminylphenylalan ylserylglutaminylvalyltryptophyllysylprolylphenylalanylprolylglutaminylserylthreonylvalylarginylphenylal anylprolylglycylaspartylvalyltyrosyllysylvalyltyrosylarginyltyrosylasparaginylalanylvalylleucylaspartylpr olylleucylisoleucylthreonylalanylleucylleucylglycylthreonylphenylalanylaspartylthreonylarginylasparagi <text:soft-page-break/>nylarginylisoleucylisoleucylglutamylvalylglutamylasparaginylglutaminylglutaminylserylprolylthreonylthr eonylalanylglutamylthreonylleucylaspartylalanylthreonylarginylarginylvalylaspartylaspartylalanylthreon ylvalylalanylisoleucylarginylserylalanylasparaginylisoleucylasparaginylleucylvalylasparaginylglutamyll eucylvalylarginylglycylthreonylglycylleucyltyrosylasparaginylglutaminylasparaginylthreonylphenylalan ylglutamylserylmethionylserylglycylleucylvalyltryptophylthreonylserylalanylprolylalanyltitinmethionylglu taminylarginyltyrosylglutamylserylleucylphenylalanylalanylprolylprolylleucylglutaminylglycylphenylalan ylglycylisoleucylserylalanylprolylaspartylglutaminylvalyllysylalanylalanylisoleucylaspartylalanylglycylal anylalanylglycylalanylisoleucylserylglycylserylalanylisoleucylvalyllysylisoleucylisoleucylglutamylgluta minylhistidylasparaginylisoleucylglutamylprolylglutamyllysylmethionylleucylalanylalanylleucyllysylvalyl phenylalanylvalylglutaminylprolylmethionyllysylalanylalanylthreonylarginylacetylseryltyrosylserylisoleu cylthreonylserylprolylserylglutaminylphenylalanylvalylphenylalanylleucylserylserylvalyltryptophylalanyl aspartylprolylisoleucylglutamylleucylleucylasparaginylvalylcysteinylthreonylserylserylleucylglycylaspar aginylglutaminylphenylalanylglutaminylthreonylglutaminylglutaminylalanylarginylthreonylthreonylgluta</text:p>
      <text:p text:style-name="Standard"><text:s/>minylvalylglutaminylglutaminylphenylalanylserylglutaminylvalyltryptophyllysylprolylphenylalanylprolylg lutaminylserylthreonylvalylarginylphenylalanylprolylglycylaspartylvalyltyrosyllysylvalyltyrosylarginyltyro sylasparaginylalanylvalylleucylaspartylprolylleucylisoleucylthreonylalanylleucylleucylglycylthreonylphe nylalanylaspartylthreonylarginylasparaginylarginylisoleucylisoleucylglutamylvalylglutamylasparaginylg lutaminylglutaminylserylprolylthreonylthreonylalanylglutamylthreonylleucylaspartylalanylthreonylargin ylarginylvalylaspartylaspartylalanylthreonylvalylalanylisoleucylarginylserylalanylasparaginylisoleucyla sparaginylleucylvalylasparaginylglutamylleucylvalylarginylglycylthreonylglycylleucyltyrosylasparaginyl glutaminylasparaginylthreonylphenylalanylglutamylserylmethionylserylglycylleucylvalyltryptophylthreo nylserylalanylprolylalanyltitinmethionylglutaminylarginyltyrosylglutamylserylleucylphenylalanylalanylpr olylprolylleucylglutaminylglycylphenylalanylglycylisoleucylserylalanylprolylaspartylglutaminylvalyllysyl alanylalanylisoleucylaspartylalanylglycylalanylalanylglycylalanylisoleucylserylglycylserylalanylisoleucy lvalyllysylisoleucylisoleucylglutamylglutaminylhistidylasparaginylisoleucylglutamylprolylglutamyllysylm ethionylleucylalanylalanylleucyllysylvalylphenylalanylvalylglutaminylprolylmethionyllysylalanylal<text:soft-page-break/>anylthr eonylarginylacetylseryltyrosylserylisoleucylthreonylserylprolylserylglutaminylphenylalanylvalylphenylal anylleucylserylserylvalyltryptophylalanylaspartylprolylisoleucylglutamylleucylleucylasparaginylvalylcys teinylthreonylserylserylleucylglycylasparaginylglutaminylphenylalanylglutaminylthreonylglutaminylglut aminylalanylarginylthreonylthreonylglutaminylvalylglutaminylglutaminylphenylalanylserylglutaminylval yltryptophyllysylprolylphenylalanylprolylglutaminylserylthreonylvalylarginylphenylalanylprolylglycylasp artylvalyltyrosyllysylvalyltyrosylarginyltyrosylasparaginylalanylvalylleucylaspartylprolylleucylisoleucylth reonylalanylleucylleucylglycylthreonylphenylalanylaspartylthreonylarginylasparaginylarginylisoleucylis oleucylglutamylvalylglutamylasparaginylglutaminylglutaminylserylglutamylasparaginylglutaminylgluta minylserylglutamylasparaginylglutaminylglutaminylserxisoleuc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0:47:28.950000000</dc:date>
    <meta:editing-duration>PT15S</meta:editing-duration>
    <meta:editing-cycles>1</meta:editing-cycles>
    <meta:document-statistic meta:table-count="0" meta:image-count="0" meta:object-count="0" meta:page-count="72" meta:paragraph-count="20" meta:word-count="1846" meta:character-count="191664" meta:non-whitespace-character-count="189819"/>
    <meta:generator>LibreOffice/7.2.0.4$Windows_X86_64 LibreOffice_project/9a9c6381e3f7a62afc1329bd359cc48accb6435b</meta:generator>
  </office:meta>
</office:document-meta>
</file>